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Table1" style:family="table">
      <style:table-properties style:width="6.6951in" table:align="margins"/>
    </style:style>
    <style:style style:name="Table1.A" style:family="table-column">
      <style:table-column-properties style:column-width="3.9854in" style:rel-column-width="39010*"/>
    </style:style>
    <style:style style:name="Table1.B" style:family="table-column">
      <style:table-column-properties style:column-width="0.7264in" style:rel-column-width="7110*"/>
    </style:style>
    <style:style style:name="Table1.C" style:family="table-column">
      <style:table-column-properties style:column-width="0.4819in" style:rel-column-width="4718*"/>
    </style:style>
    <style:style style:name="Table1.D" style:family="table-column">
      <style:table-column-properties style:column-width="0.4889in" style:rel-column-width="4784*"/>
    </style:style>
    <style:style style:name="Table1.F" style:family="table-column">
      <style:table-column-properties style:column-width="0.5306in" style:rel-column-width="5195*"/>
    </style:style>
    <style:style style:name="Table1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1.C1" style:family="table-cell">
      <style:table-cell-properties fo:padding="0.0201in" fo:border="0.05pt solid #000000" style:writing-mode="page"/>
    </style:style>
    <style:style style:name="Table1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3" style:family="table">
      <style:table-properties style:width="6.6951in" table:align="margins"/>
    </style:style>
    <style:style style:name="Table3.A" style:family="table-column">
      <style:table-column-properties style:column-width="0.5715in" style:rel-column-width="5597*"/>
    </style:style>
    <style:style style:name="Table3.B" style:family="table-column">
      <style:table-column-properties style:column-width="6.1236in" style:rel-column-width="59938*"/>
    </style:style>
    <style:style style:name="Table3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3.B1" style:family="table-cell">
      <style:table-cell-properties fo:padding="0.0201in" fo:border="0.05pt solid #000000" style:writing-mode="page"/>
    </style:style>
    <style:style style:name="Table3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3.B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3.7" style:family="table-row">
      <style:table-row-properties style:min-row-height="0.4111in"/>
    </style:style>
    <style:style style:name="Table4" style:family="table">
      <style:table-properties style:width="6.6951in" table:align="margins"/>
    </style:style>
    <style:style style:name="Table4.A" style:family="table-column">
      <style:table-column-properties style:column-width="0.4389in" style:rel-column-width="4296*"/>
    </style:style>
    <style:style style:name="Table4.B" style:family="table-column">
      <style:table-column-properties style:column-width="0.3444in" style:rel-column-width="3371*"/>
    </style:style>
    <style:style style:name="Table4.C" style:family="table-column">
      <style:table-column-properties style:column-width="2.3639in" style:rel-column-width="23138*"/>
    </style:style>
    <style:style style:name="Table4.D" style:family="table-column">
      <style:table-column-properties style:column-width="3.5479in" style:rel-column-width="34730*"/>
    </style:style>
    <style:style style:name="Table4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4.D1" style:family="table-cell">
      <style:table-cell-properties fo:padding="0.0201in" fo:border="0.05pt solid #000000" style:writing-mode="page"/>
    </style:style>
    <style:style style:name="Table4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4.D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2" style:family="table">
      <style:table-properties style:width="6.6951in" table:align="margins"/>
    </style:style>
    <style:style style:name="Table2.A" style:family="table-column">
      <style:table-column-properties style:column-width="0.3597in" style:rel-column-width="3521*"/>
    </style:style>
    <style:style style:name="Table2.B" style:family="table-column">
      <style:table-column-properties style:column-width="0.4243in" style:rel-column-width="4153*"/>
    </style:style>
    <style:style style:name="Table2.C" style:family="table-column">
      <style:table-column-properties style:column-width="3.6132in" style:rel-column-width="35367*"/>
    </style:style>
    <style:style style:name="Table2.D" style:family="table-column">
      <style:table-column-properties style:column-width="0.3785in" style:rel-column-width="3704*"/>
    </style:style>
    <style:style style:name="Table2.E" style:family="table-column">
      <style:table-column-properties style:column-width="0.3021in" style:rel-column-width="2956*"/>
    </style:style>
    <style:style style:name="Table2.I" style:family="table-column">
      <style:table-column-properties style:column-width="0.4736in" style:rel-column-width="4639*"/>
    </style:style>
    <style:style style:name="Table2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2.I1" style:family="table-cell">
      <style:table-cell-properties fo:padding="0.0201in" fo:border="0.05pt solid #000000" style:writing-mode="page"/>
    </style:style>
    <style:style style:name="Table2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2.I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P1" style:family="paragraph" style:parent-style-name="Standard">
      <style:paragraph-properties fo:text-align="center" style:justify-single-word="false"/>
      <style:text-properties officeooo:rsid="000780ef" officeooo:paragraph-rsid="000780ef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bold" officeooo:rsid="000780ef" officeooo:paragraph-rsid="000780ef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bold" officeooo:rsid="000780ef" officeooo:paragraph-rsid="00ca2822" style:font-weight-asian="bold" style:font-weight-complex="bold"/>
    </style:style>
    <style:style style:name="P5" style:family="paragraph" style:parent-style-name="Text_20_body">
      <style:text-properties fo:font-weight="bold" style:font-weight-asian="bold" style:font-weight-complex="bold"/>
    </style:style>
    <style:style style:name="P6" style:family="paragraph" style:parent-style-name="Text_20_body">
      <style:text-properties fo:font-weight="bold" officeooo:paragraph-rsid="00da452b" style:font-weight-asian="bold" style:font-weight-complex="bold"/>
    </style:style>
    <style:style style:name="P7" style:family="paragraph" style:parent-style-name="Standard">
      <style:text-properties fo:font-weight="bold" officeooo:rsid="016df1f6" officeooo:paragraph-rsid="017fb84e" style:font-weight-asian="bold" style:font-weight-complex="bold"/>
    </style:style>
    <style:style style:name="P8" style:family="paragraph" style:parent-style-name="Text_20_body">
      <style:text-properties fo:font-weight="bold" officeooo:rsid="016df1f6" officeooo:paragraph-rsid="017fb84e" style:font-weight-asian="bold" style:font-weight-complex="bold"/>
    </style:style>
    <style:style style:name="P9" style:family="paragraph" style:parent-style-name="Text_20_body">
      <style:text-properties fo:font-weight="bold" officeooo:rsid="016df1f6" officeooo:paragraph-rsid="016df1f6" style:font-weight-asian="bold" style:font-weight-complex="bold"/>
    </style:style>
    <style:style style:name="P10" style:family="paragraph" style:parent-style-name="Text_20_body">
      <style:text-properties fo:font-weight="bold" officeooo:rsid="016df1f6" officeooo:paragraph-rsid="01703ffd" style:font-weight-asian="bold" style:font-weight-complex="bold"/>
    </style:style>
    <style:style style:name="P11" style:family="paragraph" style:parent-style-name="Text_20_body">
      <style:text-properties fo:font-weight="bold" officeooo:rsid="016df1f6" officeooo:paragraph-rsid="017ef408" style:font-weight-asian="bold" style:font-weight-complex="bold"/>
    </style:style>
    <style:style style:name="P12" style:family="paragraph" style:parent-style-name="Standard">
      <style:paragraph-properties fo:text-align="start" style:justify-single-word="false">
        <style:tab-stops>
          <style:tab-stop style:position="3.5043in"/>
        </style:tab-stops>
      </style:paragraph-properties>
      <style:text-properties fo:font-size="10pt" fo:font-weight="normal" officeooo:rsid="000780ef" officeooo:paragraph-rsid="000780ef" style:font-size-asian="10pt" style:font-weight-asian="normal" style:font-size-complex="10pt" style:font-weight-complex="normal"/>
    </style:style>
    <style:style style:name="P13" style:family="paragraph" style:parent-style-name="Standard">
      <style:paragraph-properties fo:text-align="start" style:justify-single-word="false" fo:break-before="page">
        <style:tab-stops>
          <style:tab-stop style:position="3.5043in"/>
        </style:tab-stops>
      </style:paragraph-properties>
      <style:text-properties fo:font-size="10pt" fo:font-weight="normal" officeooo:rsid="000780ef" officeooo:paragraph-rsid="000780ef" style:font-size-asian="10pt" style:font-weight-asian="normal" style:font-size-complex="10pt" style:font-weight-complex="normal"/>
    </style:style>
    <style:style style:name="P14" style:family="paragraph" style:parent-style-name="Standard">
      <style:paragraph-properties fo:text-align="start" style:justify-single-word="false">
        <style:tab-stops>
          <style:tab-stop style:position="3.5043in"/>
        </style:tab-stops>
      </style:paragraph-properties>
      <style:text-properties fo:font-size="10pt" fo:font-weight="normal" officeooo:rsid="000780ef" officeooo:paragraph-rsid="014961b5" style:font-size-asian="10pt" style:font-weight-asian="normal" style:font-size-complex="10pt" style:font-weight-complex="normal"/>
    </style:style>
    <style:style style:name="P15" style:family="paragraph" style:parent-style-name="Standard">
      <style:paragraph-properties fo:text-align="start" style:justify-single-word="false">
        <style:tab-stops>
          <style:tab-stop style:position="3.5043in"/>
        </style:tab-stops>
      </style:paragraph-properties>
      <style:text-properties fo:font-size="10pt" fo:font-weight="normal" officeooo:rsid="000780ef" officeooo:paragraph-rsid="00cf85ac" style:font-size-asian="10pt" style:font-weight-asian="normal" style:font-size-complex="10pt" style:font-weight-complex="normal"/>
    </style:style>
    <style:style style:name="P16" style:family="paragraph" style:parent-style-name="Standard">
      <style:paragraph-properties fo:text-align="start" style:justify-single-word="false" fo:break-before="page">
        <style:tab-stops>
          <style:tab-stop style:position="3.5043in"/>
        </style:tab-stops>
      </style:paragraph-properties>
      <style:text-properties fo:font-size="10pt" fo:font-weight="normal" officeooo:rsid="000780ef" officeooo:paragraph-rsid="00cf85ac" style:font-size-asian="10pt" style:font-weight-asian="normal" style:font-size-complex="10pt" style:font-weight-complex="normal"/>
    </style:style>
    <style:style style:name="P17" style:family="paragraph" style:parent-style-name="Standard">
      <style:paragraph-properties fo:text-align="start" style:justify-single-word="false">
        <style:tab-stops>
          <style:tab-stop style:position="2.9984in"/>
        </style:tab-stops>
      </style:paragraph-properties>
      <style:text-properties fo:font-size="10pt" fo:font-weight="normal" officeooo:rsid="000780ef" officeooo:paragraph-rsid="000780ef" style:font-size-asian="10pt" style:font-weight-asian="normal" style:font-size-complex="10pt" style:font-weight-complex="normal"/>
    </style:style>
    <style:style style:name="P18" style:family="paragraph" style:parent-style-name="Standard">
      <style:paragraph-properties fo:text-align="center" style:justify-single-word="false">
        <style:tab-stops>
          <style:tab-stop style:position="3.5043in"/>
        </style:tab-stops>
      </style:paragraph-properties>
      <style:text-properties fo:font-size="10pt" fo:font-weight="normal" officeooo:rsid="01434e15" officeooo:paragraph-rsid="01434e15" style:font-size-asian="10pt" style:font-weight-asian="normal" style:font-size-complex="10pt" style:font-weight-complex="normal"/>
    </style:style>
    <style:style style:name="P19" style:family="paragraph" style:parent-style-name="Table_20_Contents">
      <style:text-properties fo:font-size="10pt"/>
    </style:style>
    <style:style style:name="P20" style:family="paragraph" style:parent-style-name="Table_20_Contents">
      <style:paragraph-properties fo:text-align="start" style:justify-single-word="false"/>
      <style:text-properties fo:font-size="10pt" fo:font-weight="bold" officeooo:rsid="00227bd4" officeooo:paragraph-rsid="00227bd4" style:font-weight-asian="bold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fo:font-size="10pt" fo:font-weight="bold" officeooo:rsid="00227bd4" officeooo:paragraph-rsid="00478b1b" style:font-weight-asian="bold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fo:font-size="10pt" fo:font-weight="bold" officeooo:rsid="00478b1b" officeooo:paragraph-rsid="00478b1b" style:font-weight-asian="bold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fo:font-size="10pt" fo:font-weight="bold" officeooo:rsid="00f1123d" officeooo:paragraph-rsid="00f1123d" style:font-weight-asian="bold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fo:font-size="10pt" fo:font-weight="bold" officeooo:rsid="013eef75" officeooo:paragraph-rsid="013eef75" style:font-weight-asian="bold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fo:font-size="10pt"/>
    </style:style>
    <style:style style:name="P26" style:family="paragraph" style:parent-style-name="Table_20_Contents">
      <style:paragraph-properties fo:text-align="center" style:justify-single-word="false"/>
      <style:text-properties fo:font-size="10pt" officeooo:rsid="00227bd4" officeooo:paragraph-rsid="00227bd4"/>
    </style:style>
    <style:style style:name="P27" style:family="paragraph" style:parent-style-name="Table_20_Heading">
      <style:text-properties fo:font-size="10pt" officeooo:rsid="001fab64" officeooo:paragraph-rsid="001fab64"/>
    </style:style>
    <style:style style:name="P28" style:family="paragraph" style:parent-style-name="Table_20_Heading">
      <style:text-properties fo:font-size="10pt" officeooo:rsid="001fab64" officeooo:paragraph-rsid="01703ffd"/>
    </style:style>
    <style:style style:name="P29" style:family="paragraph" style:parent-style-name="Table_20_Heading">
      <style:text-properties fo:font-size="10pt" officeooo:rsid="001fab64" officeooo:paragraph-rsid="017fb84e"/>
    </style:style>
    <style:style style:name="P30" style:family="paragraph" style:parent-style-name="Table_20_Heading">
      <style:text-properties fo:font-size="10pt" officeooo:rsid="001ffbda" officeooo:paragraph-rsid="001ffbda"/>
    </style:style>
    <style:style style:name="P31" style:family="paragraph" style:parent-style-name="Table_20_Contents">
      <style:paragraph-properties fo:text-align="center" style:justify-single-word="false"/>
      <style:text-properties fo:font-size="10pt" officeooo:rsid="003dbbe9" officeooo:paragraph-rsid="003dbbe9"/>
    </style:style>
    <style:style style:name="P32" style:family="paragraph" style:parent-style-name="Table_20_Contents">
      <style:paragraph-properties fo:text-align="center" style:justify-single-word="false"/>
      <style:text-properties fo:font-size="10pt" officeooo:rsid="00478b1b" officeooo:paragraph-rsid="00478b1b"/>
    </style:style>
    <style:style style:name="P33" style:family="paragraph" style:parent-style-name="Table_20_Contents">
      <style:text-properties fo:font-size="10pt" officeooo:rsid="005d614b" officeooo:paragraph-rsid="005d614b"/>
    </style:style>
    <style:style style:name="P34" style:family="paragraph" style:parent-style-name="Table_20_Contents">
      <style:paragraph-properties fo:text-align="center" style:justify-single-word="false"/>
      <style:text-properties fo:font-size="10pt" officeooo:rsid="005d614b" officeooo:paragraph-rsid="005d614b"/>
    </style:style>
    <style:style style:name="P35" style:family="paragraph" style:parent-style-name="Table_20_Contents">
      <style:text-properties fo:font-size="10pt" officeooo:rsid="005d614b" officeooo:paragraph-rsid="01703ffd"/>
    </style:style>
    <style:style style:name="P36" style:family="paragraph" style:parent-style-name="Table_20_Contents">
      <style:text-properties fo:font-size="10pt" officeooo:rsid="005d614b" officeooo:paragraph-rsid="0181f424"/>
    </style:style>
    <style:style style:name="P37" style:family="paragraph" style:parent-style-name="Table_20_Contents">
      <style:text-properties fo:font-size="10pt" officeooo:rsid="005d614b" officeooo:paragraph-rsid="018d17b8"/>
    </style:style>
    <style:style style:name="P38" style:family="paragraph" style:parent-style-name="Table_20_Contents">
      <style:paragraph-properties fo:text-align="center" style:justify-single-word="false"/>
      <style:text-properties fo:font-size="10pt" officeooo:rsid="005e47cc" officeooo:paragraph-rsid="005e47cc"/>
    </style:style>
    <style:style style:name="P39" style:family="paragraph" style:parent-style-name="Table_20_Contents">
      <style:paragraph-properties fo:text-align="center" style:justify-single-word="false"/>
      <style:text-properties fo:font-size="10pt" officeooo:rsid="00604581" officeooo:paragraph-rsid="00604581"/>
    </style:style>
    <style:style style:name="P40" style:family="paragraph" style:parent-style-name="Table_20_Contents">
      <style:paragraph-properties fo:text-align="center" style:justify-single-word="false"/>
      <style:text-properties fo:font-size="10pt" officeooo:rsid="0060b1a7" officeooo:paragraph-rsid="0060b1a7"/>
    </style:style>
    <style:style style:name="P41" style:family="paragraph" style:parent-style-name="Table_20_Contents">
      <style:paragraph-properties fo:text-align="center" style:justify-single-word="false"/>
      <style:text-properties fo:font-size="10pt" officeooo:rsid="006184b1" officeooo:paragraph-rsid="006184b1"/>
    </style:style>
    <style:style style:name="P42" style:family="paragraph" style:parent-style-name="Table_20_Contents">
      <style:paragraph-properties fo:text-align="center" style:justify-single-word="false"/>
      <style:text-properties fo:font-size="10pt" officeooo:rsid="006d29ed" officeooo:paragraph-rsid="006d29ed"/>
    </style:style>
    <style:style style:name="P43" style:family="paragraph" style:parent-style-name="Table_20_Contents">
      <style:text-properties fo:font-size="10pt" officeooo:paragraph-rsid="006d37fb"/>
    </style:style>
    <style:style style:name="P44" style:family="paragraph" style:parent-style-name="Table_20_Contents">
      <style:paragraph-properties fo:text-align="center" style:justify-single-word="false"/>
      <style:text-properties fo:font-size="10pt" officeooo:rsid="006de477" officeooo:paragraph-rsid="006de477"/>
    </style:style>
    <style:style style:name="P45" style:family="paragraph" style:parent-style-name="Table_20_Contents">
      <style:paragraph-properties fo:text-align="center" style:justify-single-word="false"/>
      <style:text-properties fo:font-size="10pt" officeooo:rsid="00714719" officeooo:paragraph-rsid="00714719"/>
    </style:style>
    <style:style style:name="P46" style:family="paragraph" style:parent-style-name="Table_20_Contents">
      <style:paragraph-properties fo:text-align="center" style:justify-single-word="false"/>
      <style:text-properties fo:font-size="10pt" officeooo:rsid="009444d8" officeooo:paragraph-rsid="009444d8"/>
    </style:style>
    <style:style style:name="P47" style:family="paragraph" style:parent-style-name="Table_20_Contents">
      <style:paragraph-properties fo:text-align="center" style:justify-single-word="false"/>
      <style:text-properties fo:font-size="10pt" officeooo:rsid="0095d647" officeooo:paragraph-rsid="0095d647"/>
    </style:style>
    <style:style style:name="P48" style:family="paragraph" style:parent-style-name="Table_20_Contents">
      <style:paragraph-properties fo:text-align="center" style:justify-single-word="false"/>
      <style:text-properties fo:font-size="10pt" officeooo:rsid="0096bee4" officeooo:paragraph-rsid="0096bee4"/>
    </style:style>
    <style:style style:name="P49" style:family="paragraph" style:parent-style-name="Table_20_Contents">
      <style:paragraph-properties fo:text-align="center" style:justify-single-word="false"/>
      <style:text-properties fo:font-size="10pt" officeooo:rsid="00986550" officeooo:paragraph-rsid="00986550"/>
    </style:style>
    <style:style style:name="P50" style:family="paragraph" style:parent-style-name="Table_20_Contents">
      <style:paragraph-properties fo:text-align="center" style:justify-single-word="false"/>
      <style:text-properties fo:font-size="10pt" officeooo:rsid="0098f011" officeooo:paragraph-rsid="0098f011"/>
    </style:style>
    <style:style style:name="P51" style:family="paragraph" style:parent-style-name="Table_20_Contents">
      <style:paragraph-properties fo:text-align="center" style:justify-single-word="false"/>
      <style:text-properties fo:font-size="10pt" officeooo:rsid="0099c5e5" officeooo:paragraph-rsid="0099c5e5"/>
    </style:style>
    <style:style style:name="P52" style:family="paragraph" style:parent-style-name="Table_20_Contents">
      <style:paragraph-properties fo:text-align="center" style:justify-single-word="false"/>
      <style:text-properties fo:font-size="10pt" officeooo:rsid="009c6d88" officeooo:paragraph-rsid="009c6d88"/>
    </style:style>
    <style:style style:name="P53" style:family="paragraph" style:parent-style-name="Table_20_Contents">
      <style:text-properties fo:font-size="10pt" officeooo:rsid="009de8de" officeooo:paragraph-rsid="009de8de"/>
    </style:style>
    <style:style style:name="P54" style:family="paragraph" style:parent-style-name="Table_20_Contents">
      <style:paragraph-properties fo:text-align="center" style:justify-single-word="false"/>
      <style:text-properties fo:font-size="10pt" officeooo:rsid="009de8de" officeooo:paragraph-rsid="009de8de"/>
    </style:style>
    <style:style style:name="P55" style:family="paragraph" style:parent-style-name="Table_20_Contents">
      <style:text-properties fo:font-size="10pt" officeooo:rsid="009faa4b" officeooo:paragraph-rsid="009faa4b"/>
    </style:style>
    <style:style style:name="P56" style:family="paragraph" style:parent-style-name="Table_20_Contents">
      <style:paragraph-properties fo:text-align="center" style:justify-single-word="false"/>
      <style:text-properties fo:font-size="10pt" officeooo:rsid="009faa4b" officeooo:paragraph-rsid="009faa4b"/>
    </style:style>
    <style:style style:name="P57" style:family="paragraph" style:parent-style-name="Table_20_Contents">
      <style:text-properties fo:font-size="10pt" officeooo:rsid="009faa4b" officeooo:paragraph-rsid="011ca9a5"/>
    </style:style>
    <style:style style:name="P58" style:family="paragraph" style:parent-style-name="Table_20_Contents">
      <style:paragraph-properties fo:text-align="center" style:justify-single-word="false"/>
      <style:text-properties fo:font-size="10pt" officeooo:rsid="00a2a418" officeooo:paragraph-rsid="00a2a418"/>
    </style:style>
    <style:style style:name="P59" style:family="paragraph" style:parent-style-name="Table_20_Contents">
      <style:paragraph-properties fo:text-align="center" style:justify-single-word="false"/>
      <style:text-properties fo:font-size="10pt" officeooo:rsid="00a31d0b" officeooo:paragraph-rsid="00a31d0b"/>
    </style:style>
    <style:style style:name="P60" style:family="paragraph" style:parent-style-name="Table_20_Contents">
      <style:paragraph-properties fo:text-align="center" style:justify-single-word="false"/>
      <style:text-properties fo:font-size="10pt" officeooo:rsid="00a5550f" officeooo:paragraph-rsid="00a5550f"/>
    </style:style>
    <style:style style:name="P61" style:family="paragraph" style:parent-style-name="Table_20_Contents">
      <style:paragraph-properties fo:text-align="center" style:justify-single-word="false"/>
      <style:text-properties fo:font-size="10pt" officeooo:rsid="00a680c2" officeooo:paragraph-rsid="00a680c2"/>
    </style:style>
    <style:style style:name="P62" style:family="paragraph" style:parent-style-name="Table_20_Contents">
      <style:paragraph-properties fo:text-align="center" style:justify-single-word="false"/>
      <style:text-properties fo:font-size="10pt" officeooo:rsid="00b232cd" officeooo:paragraph-rsid="00b232cd"/>
    </style:style>
    <style:style style:name="P63" style:family="paragraph" style:parent-style-name="Table_20_Contents">
      <style:paragraph-properties fo:text-align="center" style:justify-single-word="false"/>
      <style:text-properties fo:font-size="10pt" officeooo:rsid="00b67ac4" officeooo:paragraph-rsid="00b67ac4"/>
    </style:style>
    <style:style style:name="P64" style:family="paragraph" style:parent-style-name="Table_20_Contents">
      <style:paragraph-properties fo:text-align="center" style:justify-single-word="false"/>
      <style:text-properties fo:font-size="10pt" officeooo:rsid="00bd40ef" officeooo:paragraph-rsid="00bd40ef"/>
    </style:style>
    <style:style style:name="P65" style:family="paragraph" style:parent-style-name="Table_20_Contents">
      <style:text-properties fo:font-size="10pt" officeooo:rsid="00bf7924" officeooo:paragraph-rsid="00bf7924"/>
    </style:style>
    <style:style style:name="P66" style:family="paragraph" style:parent-style-name="Table_20_Contents">
      <style:text-properties fo:font-size="10pt" officeooo:rsid="00bf7924" officeooo:paragraph-rsid="0135171b"/>
    </style:style>
    <style:style style:name="P67" style:family="paragraph" style:parent-style-name="Table_20_Contents">
      <style:paragraph-properties fo:text-align="center" style:justify-single-word="false"/>
      <style:text-properties fo:font-size="10pt" officeooo:rsid="00c1b3b1" officeooo:paragraph-rsid="00c1b3b1"/>
    </style:style>
    <style:style style:name="P68" style:family="paragraph" style:parent-style-name="Table_20_Contents">
      <style:paragraph-properties fo:text-align="center" style:justify-single-word="false"/>
      <style:text-properties fo:font-size="10pt" officeooo:rsid="00c49982" officeooo:paragraph-rsid="00c682f9"/>
    </style:style>
    <style:style style:name="P69" style:family="paragraph" style:parent-style-name="Table_20_Contents">
      <style:text-properties fo:font-size="10pt" officeooo:paragraph-rsid="00ca1721"/>
    </style:style>
    <style:style style:name="P70" style:family="paragraph" style:parent-style-name="Table_20_Contents">
      <style:paragraph-properties fo:text-align="center" style:justify-single-word="false"/>
      <style:text-properties fo:font-size="10pt" officeooo:rsid="00ca1864" officeooo:paragraph-rsid="00ca1864"/>
    </style:style>
    <style:style style:name="P71" style:family="paragraph" style:parent-style-name="Table_20_Contents">
      <style:paragraph-properties fo:text-align="center" style:justify-single-word="false"/>
      <style:text-properties fo:font-size="10pt" officeooo:rsid="00f66768" officeooo:paragraph-rsid="00f66768"/>
    </style:style>
    <style:style style:name="P72" style:family="paragraph" style:parent-style-name="Table_20_Contents">
      <style:paragraph-properties fo:text-align="center" style:justify-single-word="false"/>
      <style:text-properties fo:font-size="10pt" officeooo:rsid="00f7ff67" officeooo:paragraph-rsid="00f7ff67"/>
    </style:style>
    <style:style style:name="P73" style:family="paragraph" style:parent-style-name="Table_20_Contents">
      <style:paragraph-properties fo:text-align="center" style:justify-single-word="false"/>
      <style:text-properties fo:font-size="10pt" officeooo:rsid="00f95003" officeooo:paragraph-rsid="00f95003"/>
    </style:style>
    <style:style style:name="P74" style:family="paragraph" style:parent-style-name="Table_20_Contents">
      <style:paragraph-properties fo:text-align="center" style:justify-single-word="false"/>
      <style:text-properties fo:font-size="10pt" officeooo:rsid="00f97488" officeooo:paragraph-rsid="00f97488"/>
    </style:style>
    <style:style style:name="P75" style:family="paragraph" style:parent-style-name="Table_20_Contents">
      <style:paragraph-properties fo:text-align="center" style:justify-single-word="false"/>
      <style:text-properties fo:font-size="10pt" officeooo:rsid="00f9df80" officeooo:paragraph-rsid="00f9df80"/>
    </style:style>
    <style:style style:name="P76" style:family="paragraph" style:parent-style-name="Table_20_Contents">
      <style:paragraph-properties fo:text-align="center" style:justify-single-word="false"/>
      <style:text-properties fo:font-size="10pt" officeooo:rsid="00fad592" officeooo:paragraph-rsid="00fad592"/>
    </style:style>
    <style:style style:name="P77" style:family="paragraph" style:parent-style-name="Table_20_Contents">
      <style:paragraph-properties fo:text-align="center" style:justify-single-word="false"/>
      <style:text-properties fo:font-size="10pt" officeooo:rsid="00fc3c3e" officeooo:paragraph-rsid="00fc3c3e"/>
    </style:style>
    <style:style style:name="P78" style:family="paragraph" style:parent-style-name="Table_20_Contents">
      <style:paragraph-properties fo:text-align="center" style:justify-single-word="false"/>
      <style:text-properties fo:font-size="10pt" officeooo:rsid="00fca05a" officeooo:paragraph-rsid="00fca05a"/>
    </style:style>
    <style:style style:name="P79" style:family="paragraph" style:parent-style-name="Table_20_Contents">
      <style:paragraph-properties fo:text-align="center" style:justify-single-word="false"/>
      <style:text-properties fo:font-size="10pt" officeooo:rsid="00fdada5" officeooo:paragraph-rsid="00fdada5"/>
    </style:style>
    <style:style style:name="P80" style:family="paragraph" style:parent-style-name="Table_20_Contents">
      <style:paragraph-properties fo:text-align="center" style:justify-single-word="false"/>
      <style:text-properties fo:font-size="10pt" officeooo:rsid="00fee40d" officeooo:paragraph-rsid="00fee40d"/>
    </style:style>
    <style:style style:name="P81" style:family="paragraph" style:parent-style-name="Table_20_Contents">
      <style:paragraph-properties fo:text-align="center" style:justify-single-word="false"/>
      <style:text-properties fo:font-size="10pt" officeooo:rsid="0113841e" officeooo:paragraph-rsid="0113841e"/>
    </style:style>
    <style:style style:name="P82" style:family="paragraph" style:parent-style-name="Table_20_Contents">
      <style:paragraph-properties fo:text-align="center" style:justify-single-word="false"/>
      <style:text-properties fo:font-size="10pt" officeooo:rsid="0113841e" officeooo:paragraph-rsid="01703ffd"/>
    </style:style>
    <style:style style:name="P83" style:family="paragraph" style:parent-style-name="Table_20_Contents">
      <style:paragraph-properties fo:text-align="center" style:justify-single-word="false"/>
      <style:text-properties fo:font-size="10pt" officeooo:rsid="0113841e" officeooo:paragraph-rsid="017fb84e"/>
    </style:style>
    <style:style style:name="P84" style:family="paragraph" style:parent-style-name="Table_20_Contents">
      <style:paragraph-properties fo:text-align="center" style:justify-single-word="false"/>
      <style:text-properties fo:font-size="10pt" officeooo:rsid="00ef2cd7" officeooo:paragraph-rsid="00ef2cd7"/>
    </style:style>
    <style:style style:name="P85" style:family="paragraph" style:parent-style-name="Table_20_Contents">
      <style:paragraph-properties fo:text-align="center" style:justify-single-word="false"/>
      <style:text-properties fo:font-size="10pt" officeooo:rsid="01163749" officeooo:paragraph-rsid="01163749"/>
    </style:style>
    <style:style style:name="P86" style:family="paragraph" style:parent-style-name="Table_20_Contents">
      <style:paragraph-properties fo:text-align="center" style:justify-single-word="false"/>
      <style:text-properties fo:font-size="10pt" officeooo:rsid="01165b32" officeooo:paragraph-rsid="01165b32"/>
    </style:style>
    <style:style style:name="P87" style:family="paragraph" style:parent-style-name="Table_20_Contents">
      <style:paragraph-properties fo:text-align="center" style:justify-single-word="false"/>
      <style:text-properties fo:font-size="10pt" officeooo:rsid="01167126" officeooo:paragraph-rsid="01167126"/>
    </style:style>
    <style:style style:name="P88" style:family="paragraph" style:parent-style-name="Table_20_Contents">
      <style:paragraph-properties fo:text-align="center" style:justify-single-word="false"/>
      <style:text-properties fo:font-size="10pt" officeooo:rsid="0116f3bf" officeooo:paragraph-rsid="0116f3bf"/>
    </style:style>
    <style:style style:name="P89" style:family="paragraph" style:parent-style-name="Table_20_Contents">
      <style:text-properties fo:font-size="10pt" officeooo:paragraph-rsid="0118865b"/>
    </style:style>
    <style:style style:name="P90" style:family="paragraph" style:parent-style-name="Table_20_Contents">
      <style:paragraph-properties fo:text-align="center" style:justify-single-word="false"/>
      <style:text-properties fo:font-size="10pt" officeooo:rsid="0118865b" officeooo:paragraph-rsid="0118865b"/>
    </style:style>
    <style:style style:name="P91" style:family="paragraph" style:parent-style-name="Table_20_Contents">
      <style:text-properties fo:font-size="10pt" officeooo:paragraph-rsid="0119b15a"/>
    </style:style>
    <style:style style:name="P92" style:family="paragraph" style:parent-style-name="Table_20_Contents">
      <style:paragraph-properties fo:text-align="center" style:justify-single-word="false"/>
      <style:text-properties fo:font-size="10pt" officeooo:rsid="0119b15a" officeooo:paragraph-rsid="0119b15a"/>
    </style:style>
    <style:style style:name="P93" style:family="paragraph" style:parent-style-name="Table_20_Contents">
      <style:text-properties fo:font-size="10pt" officeooo:rsid="003bcb3b" officeooo:paragraph-rsid="009b2660"/>
    </style:style>
    <style:style style:name="P94" style:family="paragraph" style:parent-style-name="Table_20_Contents">
      <style:paragraph-properties fo:text-align="center" style:justify-single-word="false"/>
      <style:text-properties fo:font-size="10pt" officeooo:rsid="011a8492" officeooo:paragraph-rsid="011a8492"/>
    </style:style>
    <style:style style:name="P95" style:family="paragraph" style:parent-style-name="Table_20_Contents">
      <style:paragraph-properties fo:text-align="center" style:justify-single-word="false"/>
      <style:text-properties fo:font-size="10pt" officeooo:rsid="011b363a" officeooo:paragraph-rsid="011b363a"/>
    </style:style>
    <style:style style:name="P96" style:family="paragraph" style:parent-style-name="Table_20_Contents">
      <style:paragraph-properties fo:text-align="center" style:justify-single-word="false"/>
      <style:text-properties fo:font-size="10pt" officeooo:rsid="011bff45" officeooo:paragraph-rsid="011bff45"/>
    </style:style>
    <style:style style:name="P97" style:family="paragraph" style:parent-style-name="Table_20_Contents">
      <style:paragraph-properties fo:text-align="center" style:justify-single-word="false"/>
      <style:text-properties fo:font-size="10pt" officeooo:rsid="011ca9a5" officeooo:paragraph-rsid="011ca9a5"/>
    </style:style>
    <style:style style:name="P98" style:family="paragraph" style:parent-style-name="Table_20_Contents">
      <style:paragraph-properties fo:text-align="center" style:justify-single-word="false"/>
      <style:text-properties fo:font-size="10pt" officeooo:rsid="011d2f6d" officeooo:paragraph-rsid="011d2f6d"/>
    </style:style>
    <style:style style:name="P99" style:family="paragraph" style:parent-style-name="Table_20_Contents">
      <style:paragraph-properties fo:text-align="center" style:justify-single-word="false"/>
      <style:text-properties fo:font-size="10pt" officeooo:rsid="011db0eb" officeooo:paragraph-rsid="011db0eb"/>
    </style:style>
    <style:style style:name="P100" style:family="paragraph" style:parent-style-name="Table_20_Contents">
      <style:paragraph-properties fo:text-align="center" style:justify-single-word="false"/>
      <style:text-properties fo:font-size="10pt" officeooo:rsid="011ec42a" officeooo:paragraph-rsid="011ec42a"/>
    </style:style>
    <style:style style:name="P101" style:family="paragraph" style:parent-style-name="Table_20_Contents">
      <style:paragraph-properties fo:text-align="center" style:justify-single-word="false"/>
      <style:text-properties fo:font-size="10pt" officeooo:rsid="012010c8" officeooo:paragraph-rsid="012010c8"/>
    </style:style>
    <style:style style:name="P102" style:family="paragraph" style:parent-style-name="Table_20_Contents">
      <style:paragraph-properties fo:text-align="center" style:justify-single-word="false"/>
      <style:text-properties fo:font-size="10pt" officeooo:rsid="01238d52" officeooo:paragraph-rsid="01238d52"/>
    </style:style>
    <style:style style:name="P103" style:family="paragraph" style:parent-style-name="Table_20_Contents">
      <style:paragraph-properties fo:text-align="center" style:justify-single-word="false"/>
      <style:text-properties fo:font-size="10pt" officeooo:rsid="01247a6c" officeooo:paragraph-rsid="01247a6c"/>
    </style:style>
    <style:style style:name="P104" style:family="paragraph" style:parent-style-name="Table_20_Contents">
      <style:paragraph-properties fo:text-align="center" style:justify-single-word="false"/>
      <style:text-properties fo:font-size="10pt" officeooo:rsid="0125e778" officeooo:paragraph-rsid="0125e778"/>
    </style:style>
    <style:style style:name="P105" style:family="paragraph" style:parent-style-name="Table_20_Contents">
      <style:paragraph-properties fo:text-align="center" style:justify-single-word="false"/>
      <style:text-properties fo:font-size="10pt" officeooo:rsid="01265632" officeooo:paragraph-rsid="01265632"/>
    </style:style>
    <style:style style:name="P106" style:family="paragraph" style:parent-style-name="Table_20_Contents">
      <style:paragraph-properties fo:text-align="center" style:justify-single-word="false"/>
      <style:text-properties fo:font-size="10pt" officeooo:rsid="0128b514" officeooo:paragraph-rsid="0128b514"/>
    </style:style>
    <style:style style:name="P107" style:family="paragraph" style:parent-style-name="Table_20_Contents">
      <style:paragraph-properties fo:text-align="start" style:justify-single-word="false"/>
      <style:text-properties fo:font-size="10pt" officeooo:rsid="0128b514" officeooo:paragraph-rsid="017fb84e"/>
    </style:style>
    <style:style style:name="P108" style:family="paragraph" style:parent-style-name="Table_20_Contents">
      <style:paragraph-properties fo:text-align="start" style:justify-single-word="false"/>
      <style:text-properties fo:font-size="10pt" officeooo:rsid="0128b514" officeooo:paragraph-rsid="018d17b8"/>
    </style:style>
    <style:style style:name="P109" style:family="paragraph" style:parent-style-name="Table_20_Contents">
      <style:paragraph-properties fo:text-align="start" style:justify-single-word="false"/>
      <style:text-properties fo:font-size="10pt" officeooo:rsid="0128b514" officeooo:paragraph-rsid="018e2f30"/>
    </style:style>
    <style:style style:name="P110" style:family="paragraph" style:parent-style-name="Table_20_Contents">
      <style:paragraph-properties fo:text-align="start" style:justify-single-word="false"/>
      <style:text-properties fo:font-size="10pt" officeooo:rsid="0128b514" officeooo:paragraph-rsid="01929e71"/>
    </style:style>
    <style:style style:name="P111" style:family="paragraph" style:parent-style-name="Table_20_Contents">
      <style:paragraph-properties fo:text-align="center" style:justify-single-word="false"/>
      <style:text-properties fo:font-size="10pt" officeooo:rsid="012c3c56" officeooo:paragraph-rsid="012c3c56"/>
    </style:style>
    <style:style style:name="P112" style:family="paragraph" style:parent-style-name="Table_20_Contents">
      <style:paragraph-properties fo:text-align="center" style:justify-single-word="false"/>
      <style:text-properties fo:font-size="10pt" officeooo:rsid="012ce25d" officeooo:paragraph-rsid="012ce25d"/>
    </style:style>
    <style:style style:name="P113" style:family="paragraph" style:parent-style-name="Table_20_Contents">
      <style:paragraph-properties fo:text-align="center" style:justify-single-word="false"/>
      <style:text-properties fo:font-size="10pt" officeooo:rsid="012e346f" officeooo:paragraph-rsid="012e346f"/>
    </style:style>
    <style:style style:name="P114" style:family="paragraph" style:parent-style-name="Table_20_Contents">
      <style:paragraph-properties fo:text-align="center" style:justify-single-word="false"/>
      <style:text-properties fo:font-size="10pt" officeooo:rsid="012e7c29" officeooo:paragraph-rsid="012e7c29"/>
    </style:style>
    <style:style style:name="P115" style:family="paragraph" style:parent-style-name="Table_20_Contents">
      <style:text-properties fo:font-size="10pt" officeooo:paragraph-rsid="012ebf86"/>
    </style:style>
    <style:style style:name="P116" style:family="paragraph" style:parent-style-name="Table_20_Contents">
      <style:paragraph-properties fo:text-align="center" style:justify-single-word="false"/>
      <style:text-properties fo:font-size="10pt" officeooo:rsid="012ebf86" officeooo:paragraph-rsid="012ebf86"/>
    </style:style>
    <style:style style:name="P117" style:family="paragraph" style:parent-style-name="Table_20_Contents">
      <style:paragraph-properties fo:text-align="center" style:justify-single-word="false"/>
      <style:text-properties fo:font-size="10pt" officeooo:rsid="012ff2c1" officeooo:paragraph-rsid="012ff2c1"/>
    </style:style>
    <style:style style:name="P118" style:family="paragraph" style:parent-style-name="Table_20_Contents">
      <style:text-properties fo:font-size="10pt" officeooo:paragraph-rsid="01318ca7"/>
    </style:style>
    <style:style style:name="P119" style:family="paragraph" style:parent-style-name="Table_20_Contents">
      <style:paragraph-properties fo:text-align="center" style:justify-single-word="false"/>
      <style:text-properties fo:font-size="10pt" officeooo:rsid="01318ca7" officeooo:paragraph-rsid="01318ca7"/>
    </style:style>
    <style:style style:name="P120" style:family="paragraph" style:parent-style-name="Table_20_Contents">
      <style:paragraph-properties fo:text-align="center" style:justify-single-word="false"/>
      <style:text-properties fo:font-size="10pt" officeooo:rsid="0134a95c" officeooo:paragraph-rsid="0134a95c"/>
    </style:style>
    <style:style style:name="P121" style:family="paragraph" style:parent-style-name="Table_20_Contents">
      <style:text-properties fo:font-size="10pt" officeooo:paragraph-rsid="013504cf"/>
    </style:style>
    <style:style style:name="P122" style:family="paragraph" style:parent-style-name="Table_20_Contents">
      <style:paragraph-properties fo:text-align="center" style:justify-single-word="false"/>
      <style:text-properties fo:font-size="10pt" officeooo:rsid="013504cf" officeooo:paragraph-rsid="013504cf"/>
    </style:style>
    <style:style style:name="P123" style:family="paragraph" style:parent-style-name="Table_20_Contents">
      <style:paragraph-properties fo:text-align="center" style:justify-single-word="false"/>
      <style:text-properties fo:font-size="10pt" officeooo:rsid="013592a2" officeooo:paragraph-rsid="013592a2"/>
    </style:style>
    <style:style style:name="P124" style:family="paragraph" style:parent-style-name="Table_20_Contents">
      <style:text-properties fo:font-size="10pt" officeooo:paragraph-rsid="013729a6"/>
    </style:style>
    <style:style style:name="P125" style:family="paragraph" style:parent-style-name="Table_20_Contents">
      <style:paragraph-properties fo:text-align="center" style:justify-single-word="false"/>
      <style:text-properties fo:font-size="10pt" officeooo:rsid="013729a6" officeooo:paragraph-rsid="013729a6"/>
    </style:style>
    <style:style style:name="P126" style:family="paragraph" style:parent-style-name="Table_20_Contents">
      <style:paragraph-properties fo:text-align="center" style:justify-single-word="false"/>
      <style:text-properties fo:font-size="10pt" officeooo:rsid="0137f813" officeooo:paragraph-rsid="0137f813"/>
    </style:style>
    <style:style style:name="P127" style:family="paragraph" style:parent-style-name="Table_20_Contents">
      <style:text-properties fo:font-size="10pt" officeooo:paragraph-rsid="0138680f"/>
    </style:style>
    <style:style style:name="P128" style:family="paragraph" style:parent-style-name="Table_20_Contents">
      <style:paragraph-properties fo:text-align="center" style:justify-single-word="false"/>
      <style:text-properties fo:font-size="10pt" officeooo:rsid="0138680f" officeooo:paragraph-rsid="0138680f"/>
    </style:style>
    <style:style style:name="P129" style:family="paragraph" style:parent-style-name="Table_20_Contents">
      <style:paragraph-properties fo:text-align="center" style:justify-single-word="false"/>
      <style:text-properties fo:font-size="10pt" officeooo:rsid="013a030a" officeooo:paragraph-rsid="013a030a"/>
    </style:style>
    <style:style style:name="P130" style:family="paragraph" style:parent-style-name="Table_20_Contents">
      <style:text-properties fo:font-size="10pt" officeooo:rsid="013a030a" officeooo:paragraph-rsid="013a030a"/>
    </style:style>
    <style:style style:name="P131" style:family="paragraph" style:parent-style-name="Table_20_Contents">
      <style:paragraph-properties fo:text-align="center" style:justify-single-word="false"/>
      <style:text-properties fo:font-size="10pt" officeooo:rsid="013bbc37" officeooo:paragraph-rsid="013bbc37"/>
    </style:style>
    <style:style style:name="P132" style:family="paragraph" style:parent-style-name="Table_20_Contents">
      <style:text-properties fo:font-size="10pt" officeooo:rsid="013db078" officeooo:paragraph-rsid="013db078"/>
    </style:style>
    <style:style style:name="P133" style:family="paragraph" style:parent-style-name="Table_20_Contents">
      <style:paragraph-properties fo:text-align="center" style:justify-single-word="false"/>
      <style:text-properties fo:font-size="10pt" officeooo:rsid="013db078" officeooo:paragraph-rsid="013db078"/>
    </style:style>
    <style:style style:name="P134" style:family="paragraph" style:parent-style-name="Table_20_Contents">
      <style:paragraph-properties fo:text-align="center" style:justify-single-word="false"/>
      <style:text-properties fo:font-size="10pt" officeooo:rsid="013e5e57" officeooo:paragraph-rsid="013e5e57"/>
    </style:style>
    <style:style style:name="P135" style:family="paragraph" style:parent-style-name="Table_20_Contents">
      <style:paragraph-properties fo:text-align="center" style:justify-single-word="false"/>
      <style:text-properties fo:font-size="10pt" officeooo:rsid="0175ebf3" officeooo:paragraph-rsid="0175ebf3"/>
    </style:style>
    <style:style style:name="P136" style:family="paragraph" style:parent-style-name="Table_20_Contents">
      <style:paragraph-properties fo:text-align="center" style:justify-single-word="false"/>
      <style:text-properties fo:font-size="10pt" officeooo:rsid="01762d5e" officeooo:paragraph-rsid="01762d5e"/>
    </style:style>
    <style:style style:name="P137" style:family="paragraph" style:parent-style-name="Table_20_Contents">
      <style:paragraph-properties fo:text-align="center" style:justify-single-word="false"/>
      <style:text-properties fo:font-size="10pt" officeooo:rsid="01775dde" officeooo:paragraph-rsid="01775dde"/>
    </style:style>
    <style:style style:name="P138" style:family="paragraph" style:parent-style-name="Table_20_Contents">
      <style:paragraph-properties fo:text-align="center" style:justify-single-word="false"/>
      <style:text-properties fo:font-size="10pt" officeooo:rsid="01789a03" officeooo:paragraph-rsid="01789a03"/>
    </style:style>
    <style:style style:name="P139" style:family="paragraph" style:parent-style-name="Table_20_Contents">
      <style:paragraph-properties fo:text-align="center" style:justify-single-word="false"/>
      <style:text-properties fo:font-size="10pt" officeooo:rsid="01798546" officeooo:paragraph-rsid="01798546"/>
    </style:style>
    <style:style style:name="P140" style:family="paragraph" style:parent-style-name="Table_20_Contents">
      <style:paragraph-properties fo:text-align="center" style:justify-single-word="false"/>
      <style:text-properties fo:font-size="10pt" officeooo:rsid="017b127e" officeooo:paragraph-rsid="017b127e"/>
    </style:style>
    <style:style style:name="P141" style:family="paragraph" style:parent-style-name="Table_20_Contents">
      <style:paragraph-properties fo:text-align="center" style:justify-single-word="false"/>
      <style:text-properties fo:font-size="10pt" officeooo:rsid="017e0e2a" officeooo:paragraph-rsid="017e0e2a"/>
    </style:style>
    <style:style style:name="P142" style:family="paragraph" style:parent-style-name="Table_20_Contents">
      <style:paragraph-properties fo:text-align="center" style:justify-single-word="false"/>
      <style:text-properties fo:font-size="10pt" officeooo:rsid="0181f424" officeooo:paragraph-rsid="0181f424"/>
    </style:style>
    <style:style style:name="P143" style:family="paragraph" style:parent-style-name="Table_20_Contents">
      <style:paragraph-properties fo:text-align="start" style:justify-single-word="false"/>
      <style:text-properties fo:font-size="10pt" officeooo:rsid="018e2f30" officeooo:paragraph-rsid="018e2f30"/>
    </style:style>
    <style:style style:name="P144" style:family="paragraph" style:parent-style-name="Table_20_Contents">
      <style:paragraph-properties fo:text-align="start" style:justify-single-word="false"/>
      <style:text-properties fo:font-size="10pt" officeooo:rsid="018ff5b8" officeooo:paragraph-rsid="018ff5b8"/>
    </style:style>
    <style:style style:name="P145" style:family="paragraph" style:parent-style-name="Table_20_Heading">
      <style:text-properties fo:font-size="10pt" officeooo:rsid="01703ffd" officeooo:paragraph-rsid="01703ffd"/>
    </style:style>
    <style:style style:name="P146" style:family="paragraph" style:parent-style-name="Table_20_Heading">
      <style:text-properties fo:font-size="10pt" officeooo:rsid="017fb84e" officeooo:paragraph-rsid="017fb84e"/>
    </style:style>
    <style:style style:name="P147" style:family="paragraph" style:parent-style-name="Table_20_Heading">
      <style:text-properties fo:font-size="10pt" officeooo:rsid="0184e182" officeooo:paragraph-rsid="0184e182"/>
    </style:style>
    <style:style style:name="P148" style:family="paragraph" style:parent-style-name="Text_20_body">
      <style:text-properties fo:font-weight="normal" style:font-weight-asian="normal" style:font-weight-complex="normal"/>
    </style:style>
    <style:style style:name="P149" style:family="paragraph" style:parent-style-name="Text_20_body">
      <style:text-properties fo:font-weight="normal" officeooo:rsid="00d7920c" officeooo:paragraph-rsid="0086f253" style:font-weight-asian="normal" style:font-weight-complex="normal"/>
    </style:style>
    <style:style style:name="P150" style:family="paragraph" style:parent-style-name="Text_20_body">
      <style:text-properties fo:font-weight="normal" officeooo:rsid="014fcd56" officeooo:paragraph-rsid="014fcd56" style:font-weight-asian="normal" style:font-weight-complex="normal"/>
    </style:style>
    <style:style style:name="P151" style:family="paragraph" style:parent-style-name="Table_20_Contents">
      <style:text-properties style:text-line-through-style="none" style:text-line-through-type="none" fo:font-size="10pt" style:text-underline-style="none" fo:font-weight="bold" officeooo:rsid="0019437f" officeooo:paragraph-rsid="00da452b" style:font-weight-asian="bold" style:font-weight-complex="bold"/>
    </style:style>
    <style:style style:name="P152" style:family="paragraph" style:parent-style-name="Table_20_Contents">
      <style:text-properties style:text-line-through-style="none" style:text-line-through-type="none" fo:font-size="10pt" style:text-underline-style="none" fo:font-weight="bold" officeooo:paragraph-rsid="00da452b" style:font-weight-asian="bold" style:font-weight-complex="bold"/>
    </style:style>
    <style:style style:name="P153" style:family="paragraph" style:parent-style-name="Table_20_Contents">
      <style:paragraph-properties fo:text-align="center" style:justify-single-word="false"/>
      <style:text-properties style:text-line-through-style="none" style:text-line-through-type="none" fo:font-size="10pt" style:text-underline-style="none" fo:font-weight="bold" officeooo:rsid="0154d4e0" officeooo:paragraph-rsid="0154d4e0" style:font-weight-asian="bold" style:font-weight-complex="bold"/>
    </style:style>
    <style:style style:name="P154" style:family="paragraph" style:parent-style-name="Table_20_Contents">
      <style:paragraph-properties fo:text-align="center" style:justify-single-word="false"/>
      <style:text-properties style:text-line-through-style="none" style:text-line-through-type="none" fo:font-size="10pt" style:text-underline-style="none" officeooo:paragraph-rsid="00da452b"/>
    </style:style>
    <style:style style:name="P155" style:family="paragraph" style:parent-style-name="Table_20_Contents">
      <style:paragraph-properties fo:text-align="center" style:justify-single-word="false"/>
      <style:text-properties style:text-line-through-style="none" style:text-line-through-type="none" fo:font-size="10pt" style:text-underline-style="none" officeooo:rsid="0019437f" officeooo:paragraph-rsid="00da452b"/>
    </style:style>
    <style:style style:name="P156" style:family="paragraph" style:parent-style-name="Table_20_Contents">
      <style:text-properties style:text-line-through-style="none" style:text-line-through-type="none" fo:font-size="10pt" style:text-underline-style="none" officeooo:paragraph-rsid="00da452b"/>
    </style:style>
    <style:style style:name="P157" style:family="paragraph" style:parent-style-name="Table_20_Heading">
      <style:text-properties style:text-line-through-style="none" style:text-line-through-type="none" fo:font-size="10pt" style:text-underline-style="none" officeooo:paragraph-rsid="00da452b"/>
    </style:style>
    <style:style style:name="P158" style:family="paragraph" style:parent-style-name="Table_20_Contents">
      <style:paragraph-properties fo:text-align="center" style:justify-single-word="false"/>
      <style:text-properties style:text-line-through-style="none" style:text-line-through-type="none" fo:font-size="10pt" style:text-underline-style="none" officeooo:rsid="0155e1e6" officeooo:paragraph-rsid="0155e1e6"/>
    </style:style>
    <style:style style:name="P159" style:family="paragraph" style:parent-style-name="Table_20_Contents">
      <style:paragraph-properties fo:text-align="center" style:justify-single-word="false"/>
      <style:text-properties style:text-line-through-style="none" style:text-line-through-type="none" fo:font-size="10pt" style:text-underline-style="none" officeooo:rsid="00db6493" officeooo:paragraph-rsid="00db6493"/>
    </style:style>
    <style:style style:name="P160" style:family="paragraph" style:parent-style-name="Table_20_Contents">
      <style:text-properties style:text-line-through-style="none" style:text-line-through-type="none" fo:font-size="10pt" style:text-underline-style="none" officeooo:rsid="0155fae2" officeooo:paragraph-rsid="0155fae2"/>
    </style:style>
    <style:style style:name="P161" style:family="paragraph" style:parent-style-name="Table_20_Contents">
      <style:paragraph-properties fo:text-align="center" style:justify-single-word="false"/>
      <style:text-properties style:text-line-through-style="none" style:text-line-through-type="none" fo:font-size="10pt" style:text-underline-style="none" officeooo:rsid="0155fae2" officeooo:paragraph-rsid="0155fae2"/>
    </style:style>
    <style:style style:name="P162" style:family="paragraph" style:parent-style-name="Table_20_Contents">
      <style:text-properties style:text-line-through-style="none" style:text-line-through-type="none" fo:font-size="10pt" style:text-underline-style="none" officeooo:rsid="0155fae2" officeooo:paragraph-rsid="0157af89"/>
    </style:style>
    <style:style style:name="P163" style:family="paragraph" style:parent-style-name="Table_20_Contents">
      <style:text-properties style:text-line-through-style="none" style:text-line-through-type="none" fo:font-size="10pt" style:text-underline-style="none" officeooo:rsid="0155fae2" officeooo:paragraph-rsid="015b22c9"/>
    </style:style>
    <style:style style:name="P164" style:family="paragraph" style:parent-style-name="Table_20_Contents">
      <style:text-properties style:text-line-through-style="none" style:text-line-through-type="none" fo:font-size="10pt" style:text-underline-style="none" officeooo:rsid="0155fae2" officeooo:paragraph-rsid="015d29e1"/>
    </style:style>
    <style:style style:name="P165" style:family="paragraph" style:parent-style-name="Table_20_Contents">
      <style:text-properties style:text-line-through-style="none" style:text-line-through-type="none" fo:font-size="10pt" style:text-underline-style="none" officeooo:rsid="0155fae2" officeooo:paragraph-rsid="0160bbe8"/>
    </style:style>
    <style:style style:name="P166" style:family="paragraph" style:parent-style-name="Table_20_Contents">
      <style:text-properties style:text-line-through-style="none" style:text-line-through-type="none" fo:font-size="10pt" style:text-underline-style="none" officeooo:rsid="0155fae2" officeooo:paragraph-rsid="01645ce7"/>
    </style:style>
    <style:style style:name="P167" style:family="paragraph" style:parent-style-name="Table_20_Contents">
      <style:paragraph-properties fo:text-align="center" style:justify-single-word="false"/>
      <style:text-properties style:text-line-through-style="none" style:text-line-through-type="none" fo:font-size="10pt" style:text-underline-style="none" officeooo:rsid="011268ab" officeooo:paragraph-rsid="011268ab"/>
    </style:style>
    <style:style style:name="P168" style:family="paragraph" style:parent-style-name="Table_20_Contents">
      <style:paragraph-properties fo:text-align="center" style:justify-single-word="false"/>
      <style:text-properties style:text-line-through-style="none" style:text-line-through-type="none" fo:font-size="10pt" style:text-underline-style="none" officeooo:rsid="0157af89" officeooo:paragraph-rsid="0157af89"/>
    </style:style>
    <style:style style:name="P169" style:family="paragraph" style:parent-style-name="Table_20_Contents">
      <style:paragraph-properties fo:text-align="center" style:justify-single-word="false"/>
      <style:text-properties style:text-line-through-style="none" style:text-line-through-type="none" fo:font-size="10pt" style:text-underline-style="none" officeooo:rsid="01589799" officeooo:paragraph-rsid="01589799"/>
    </style:style>
    <style:style style:name="P170" style:family="paragraph" style:parent-style-name="Table_20_Contents">
      <style:paragraph-properties fo:text-align="center" style:justify-single-word="false"/>
      <style:text-properties style:text-line-through-style="none" style:text-line-through-type="none" fo:font-size="10pt" style:text-underline-style="none" officeooo:rsid="0159cc22" officeooo:paragraph-rsid="0159cc22"/>
    </style:style>
    <style:style style:name="P171" style:family="paragraph" style:parent-style-name="Table_20_Contents">
      <style:paragraph-properties fo:text-align="center" style:justify-single-word="false"/>
      <style:text-properties style:text-line-through-style="none" style:text-line-through-type="none" fo:font-size="10pt" style:text-underline-style="none" officeooo:rsid="015b22c9" officeooo:paragraph-rsid="015b22c9"/>
    </style:style>
    <style:style style:name="P172" style:family="paragraph" style:parent-style-name="Table_20_Contents">
      <style:paragraph-properties fo:text-align="center" style:justify-single-word="false"/>
      <style:text-properties style:text-line-through-style="none" style:text-line-through-type="none" fo:font-size="10pt" style:text-underline-style="none" officeooo:rsid="015c5156" officeooo:paragraph-rsid="015c5156"/>
    </style:style>
    <style:style style:name="P173" style:family="paragraph" style:parent-style-name="Table_20_Contents">
      <style:paragraph-properties fo:text-align="center" style:justify-single-word="false"/>
      <style:text-properties style:text-line-through-style="none" style:text-line-through-type="none" fo:font-size="10pt" style:text-underline-style="none" officeooo:rsid="015d29e1" officeooo:paragraph-rsid="015d29e1"/>
    </style:style>
    <style:style style:name="P174" style:family="paragraph" style:parent-style-name="Table_20_Contents">
      <style:paragraph-properties fo:text-align="center" style:justify-single-word="false"/>
      <style:text-properties style:text-line-through-style="none" style:text-line-through-type="none" fo:font-size="10pt" style:text-underline-style="none" officeooo:rsid="015f06df" officeooo:paragraph-rsid="015f06df"/>
    </style:style>
    <style:style style:name="P175" style:family="paragraph" style:parent-style-name="Table_20_Contents">
      <style:paragraph-properties fo:text-align="center" style:justify-single-word="false"/>
      <style:text-properties style:text-line-through-style="none" style:text-line-through-type="none" fo:font-size="10pt" style:text-underline-style="none" officeooo:rsid="0160bbe8" officeooo:paragraph-rsid="0160bbe8"/>
    </style:style>
    <style:style style:name="P176" style:family="paragraph" style:parent-style-name="Table_20_Contents">
      <style:paragraph-properties fo:text-align="center" style:justify-single-word="false"/>
      <style:text-properties style:text-line-through-style="none" style:text-line-through-type="none" fo:font-size="10pt" style:text-underline-style="none" officeooo:rsid="0162a3bd" officeooo:paragraph-rsid="0162a3bd"/>
    </style:style>
    <style:style style:name="P177" style:family="paragraph" style:parent-style-name="Table_20_Contents">
      <style:paragraph-properties fo:text-align="center" style:justify-single-word="false"/>
      <style:text-properties style:text-line-through-style="none" style:text-line-through-type="none" fo:font-size="10pt" style:text-underline-style="none" officeooo:rsid="01645ce7" officeooo:paragraph-rsid="01645ce7"/>
    </style:style>
    <style:style style:name="P178" style:family="paragraph" style:parent-style-name="Table_20_Contents">
      <style:paragraph-properties fo:text-align="center" style:justify-single-word="false"/>
      <style:text-properties style:text-line-through-style="none" style:text-line-through-type="none" fo:font-size="10pt" style:text-underline-style="none" officeooo:rsid="01659c08" officeooo:paragraph-rsid="01659c08"/>
    </style:style>
    <style:style style:name="P179" style:family="paragraph" style:parent-style-name="Table_20_Contents">
      <style:paragraph-properties fo:text-align="center" style:justify-single-word="false"/>
      <style:text-properties style:text-line-through-style="none" style:text-line-through-type="none" fo:font-size="10pt" style:text-underline-style="none" officeooo:rsid="016b8880" officeooo:paragraph-rsid="016b8880"/>
    </style:style>
    <style:style style:name="P180" style:family="paragraph" style:parent-style-name="Table_20_Heading">
      <style:text-properties style:text-line-through-style="none" style:text-line-through-type="none" fo:font-size="10pt" style:text-underline-style="none" officeooo:rsid="0154d4e0" officeooo:paragraph-rsid="0154d4e0"/>
    </style:style>
    <style:style style:name="P181" style:family="paragraph" style:parent-style-name="Text_20_body">
      <style:text-properties officeooo:rsid="00cfeead" officeooo:paragraph-rsid="00cfeead"/>
    </style:style>
    <style:style style:name="P182" style:family="paragraph" style:parent-style-name="Standard">
      <style:paragraph-properties fo:text-align="end" style:justify-single-word="false"/>
      <style:text-properties officeooo:rsid="013f63fe" officeooo:paragraph-rsid="013f63fe"/>
    </style:style>
    <style:style style:name="P183" style:family="paragraph" style:parent-style-name="Text_20_body">
      <style:paragraph-properties fo:margin-left="0in" fo:margin-right="0in" fo:text-indent="0in" style:auto-text-indent="false"/>
      <style:text-properties officeooo:paragraph-rsid="001a3b00"/>
    </style:style>
    <style:style style:name="P184" style:family="paragraph" style:parent-style-name="Text_20_body">
      <style:paragraph-properties fo:margin-left="0in" fo:margin-right="0in" fo:text-indent="0in" style:auto-text-indent="false" fo:break-before="page"/>
      <style:text-properties officeooo:paragraph-rsid="001a3b00"/>
    </style:style>
    <style:style style:name="P185" style:family="paragraph" style:parent-style-name="Table_20_Contents">
      <style:text-properties fo:font-size="10pt" officeooo:rsid="005d614b" officeooo:paragraph-rsid="0195e4a7"/>
    </style:style>
    <style:style style:name="P186" style:family="paragraph" style:parent-style-name="Table_20_Contents">
      <style:text-properties fo:font-size="10pt" officeooo:rsid="005d614b" officeooo:paragraph-rsid="01a8ad88"/>
    </style:style>
    <style:style style:name="P187" style:family="paragraph" style:parent-style-name="Table_20_Contents">
      <style:text-properties fo:font-size="10pt" officeooo:rsid="005d614b" officeooo:paragraph-rsid="01b81085"/>
    </style:style>
    <style:style style:name="P188" style:family="paragraph" style:parent-style-name="Table_20_Contents">
      <style:text-properties fo:font-size="10pt" officeooo:rsid="005d614b" officeooo:paragraph-rsid="01c73efb"/>
    </style:style>
    <style:style style:name="P189" style:family="paragraph" style:parent-style-name="Table_20_Contents">
      <style:text-properties fo:font-size="10pt" officeooo:rsid="005d614b" officeooo:paragraph-rsid="01d244d3"/>
    </style:style>
    <style:style style:name="P190" style:family="paragraph" style:parent-style-name="Table_20_Contents">
      <style:text-properties fo:font-size="10pt" officeooo:rsid="005d614b" officeooo:paragraph-rsid="01e75c99"/>
    </style:style>
    <style:style style:name="P191" style:family="paragraph" style:parent-style-name="Table_20_Contents">
      <style:paragraph-properties fo:text-align="start" style:justify-single-word="false"/>
      <style:text-properties fo:font-size="10pt" officeooo:rsid="0128b514" officeooo:paragraph-rsid="0195e4a7"/>
    </style:style>
    <style:style style:name="P192" style:family="paragraph" style:parent-style-name="Table_20_Contents">
      <style:paragraph-properties fo:text-align="center" style:justify-single-word="false"/>
      <style:text-properties fo:font-size="10pt" officeooo:rsid="01952c5f" officeooo:paragraph-rsid="01952c5f"/>
    </style:style>
    <style:style style:name="P193" style:family="paragraph" style:parent-style-name="Table_20_Contents">
      <style:paragraph-properties fo:text-align="start" style:justify-single-word="false"/>
      <style:text-properties fo:font-size="10pt" officeooo:rsid="0195f664" officeooo:paragraph-rsid="0195f664"/>
    </style:style>
    <style:style style:name="P194" style:family="paragraph" style:parent-style-name="Table_20_Contents">
      <style:paragraph-properties fo:text-align="start" style:justify-single-word="false"/>
      <style:text-properties fo:font-size="10pt" officeooo:rsid="0196b969" officeooo:paragraph-rsid="0196b969"/>
    </style:style>
    <style:style style:name="P195" style:family="paragraph" style:parent-style-name="Table_20_Contents">
      <style:paragraph-properties fo:text-align="start" style:justify-single-word="false"/>
      <style:text-properties fo:font-size="10pt" officeooo:rsid="019aecc8" officeooo:paragraph-rsid="019aecc8"/>
    </style:style>
    <style:style style:name="P196" style:family="paragraph" style:parent-style-name="Table_20_Contents">
      <style:paragraph-properties fo:text-align="start" style:justify-single-word="false"/>
      <style:text-properties fo:font-size="10pt" officeooo:rsid="019ee898" officeooo:paragraph-rsid="019ee898"/>
    </style:style>
    <style:style style:name="P197" style:family="paragraph" style:parent-style-name="Table_20_Contents">
      <style:paragraph-properties fo:text-align="start" style:justify-single-word="false"/>
      <style:text-properties fo:font-size="10pt" officeooo:rsid="019ee898" officeooo:paragraph-rsid="01ecacd6"/>
    </style:style>
    <style:style style:name="P198" style:family="paragraph" style:parent-style-name="Table_20_Contents">
      <style:paragraph-properties fo:text-align="start" style:justify-single-word="false"/>
      <style:text-properties fo:font-size="10pt" officeooo:rsid="019f94ab" officeooo:paragraph-rsid="019f94ab"/>
    </style:style>
    <style:style style:name="P199" style:family="paragraph" style:parent-style-name="Table_20_Contents">
      <style:paragraph-properties fo:text-align="start" style:justify-single-word="false"/>
      <style:text-properties fo:font-size="10pt" officeooo:rsid="019f94ab" officeooo:paragraph-rsid="01ecacd6"/>
    </style:style>
    <style:style style:name="P200" style:family="paragraph" style:parent-style-name="Table_20_Contents">
      <style:paragraph-properties fo:text-align="start" style:justify-single-word="false"/>
      <style:text-properties fo:font-size="10pt" officeooo:rsid="01a110ea" officeooo:paragraph-rsid="01a110ea"/>
    </style:style>
    <style:style style:name="P201" style:family="paragraph" style:parent-style-name="Table_20_Contents">
      <style:paragraph-properties fo:text-align="start" style:justify-single-word="false"/>
      <style:text-properties fo:font-size="10pt" officeooo:rsid="01a110ea" officeooo:paragraph-rsid="01c0be5b"/>
    </style:style>
    <style:style style:name="P202" style:family="paragraph" style:parent-style-name="Table_20_Contents">
      <style:paragraph-properties fo:text-align="start" style:justify-single-word="false"/>
      <style:text-properties fo:font-size="10pt" officeooo:rsid="01a110ea" officeooo:paragraph-rsid="01cfb583"/>
    </style:style>
    <style:style style:name="P203" style:family="paragraph" style:parent-style-name="Table_20_Contents">
      <style:paragraph-properties fo:text-align="start" style:justify-single-word="false"/>
      <style:text-properties fo:font-size="10pt" officeooo:rsid="01a110ea" officeooo:paragraph-rsid="01f13631"/>
    </style:style>
    <style:style style:name="P204" style:family="paragraph" style:parent-style-name="Table_20_Contents">
      <style:paragraph-properties fo:text-align="center" style:justify-single-word="false"/>
      <style:text-properties fo:font-size="10pt" officeooo:rsid="01a46386" officeooo:paragraph-rsid="01a46386"/>
    </style:style>
    <style:style style:name="P205" style:family="paragraph" style:parent-style-name="Table_20_Contents">
      <style:paragraph-properties fo:text-align="start" style:justify-single-word="false"/>
      <style:text-properties fo:font-size="10pt" officeooo:rsid="01a995d4" officeooo:paragraph-rsid="01a995d4"/>
    </style:style>
    <style:style style:name="P206" style:family="paragraph" style:parent-style-name="Table_20_Contents">
      <style:paragraph-properties fo:text-align="start" style:justify-single-word="false"/>
      <style:text-properties fo:font-size="10pt" officeooo:rsid="01ab88f3" officeooo:paragraph-rsid="01ab88f3"/>
    </style:style>
    <style:style style:name="P207" style:family="paragraph" style:parent-style-name="Table_20_Contents">
      <style:paragraph-properties fo:text-align="start" style:justify-single-word="false"/>
      <style:text-properties fo:font-size="10pt" officeooo:rsid="01ae5785" officeooo:paragraph-rsid="01ae5785"/>
    </style:style>
    <style:style style:name="P208" style:family="paragraph" style:parent-style-name="Table_20_Contents">
      <style:paragraph-properties fo:text-align="start" style:justify-single-word="false"/>
      <style:text-properties fo:font-size="10pt" officeooo:rsid="01afcf8f" officeooo:paragraph-rsid="01afcf8f"/>
    </style:style>
    <style:style style:name="P209" style:family="paragraph" style:parent-style-name="Table_20_Contents">
      <style:paragraph-properties fo:text-align="start" style:justify-single-word="false"/>
      <style:text-properties fo:font-size="10pt" officeooo:rsid="01b0dfb9" officeooo:paragraph-rsid="01b0dfb9"/>
    </style:style>
    <style:style style:name="P210" style:family="paragraph" style:parent-style-name="Table_20_Contents">
      <style:paragraph-properties fo:text-align="start" style:justify-single-word="false"/>
      <style:text-properties fo:font-size="10pt" officeooo:rsid="01b323a8" officeooo:paragraph-rsid="01b323a8"/>
    </style:style>
    <style:style style:name="P211" style:family="paragraph" style:parent-style-name="Table_20_Contents">
      <style:paragraph-properties fo:text-align="start" style:justify-single-word="false"/>
      <style:text-properties fo:font-size="10pt" officeooo:rsid="01b58de0" officeooo:paragraph-rsid="01b58de0"/>
    </style:style>
    <style:style style:name="P212" style:family="paragraph" style:parent-style-name="Table_20_Contents">
      <style:paragraph-properties fo:text-align="center" style:justify-single-word="false"/>
      <style:text-properties fo:font-size="10pt" officeooo:rsid="01b81085" officeooo:paragraph-rsid="01b81085"/>
    </style:style>
    <style:style style:name="P213" style:family="paragraph" style:parent-style-name="Table_20_Contents">
      <style:paragraph-properties fo:text-align="start" style:justify-single-word="false"/>
      <style:text-properties fo:font-size="10pt" officeooo:rsid="01bcdfb7" officeooo:paragraph-rsid="01bcdfb7"/>
    </style:style>
    <style:style style:name="P214" style:family="paragraph" style:parent-style-name="Table_20_Contents">
      <style:paragraph-properties fo:text-align="start" style:justify-single-word="false"/>
      <style:text-properties fo:font-size="10pt" officeooo:rsid="01bcfb52" officeooo:paragraph-rsid="01bcfb52"/>
    </style:style>
    <style:style style:name="P215" style:family="paragraph" style:parent-style-name="Table_20_Contents">
      <style:paragraph-properties fo:text-align="start" style:justify-single-word="false"/>
      <style:text-properties fo:font-size="10pt" officeooo:rsid="01bdb4af" officeooo:paragraph-rsid="01bdb4af"/>
    </style:style>
    <style:style style:name="P216" style:family="paragraph" style:parent-style-name="Table_20_Contents">
      <style:paragraph-properties fo:text-align="start" style:justify-single-word="false"/>
      <style:text-properties fo:font-size="10pt" officeooo:rsid="01bf33d7" officeooo:paragraph-rsid="01bf33d7"/>
    </style:style>
    <style:style style:name="P217" style:family="paragraph" style:parent-style-name="Table_20_Contents">
      <style:paragraph-properties fo:text-align="start" style:justify-single-word="false"/>
      <style:text-properties fo:font-size="10pt" officeooo:rsid="01c0be5b" officeooo:paragraph-rsid="01c0be5b"/>
    </style:style>
    <style:style style:name="P218" style:family="paragraph" style:parent-style-name="Table_20_Contents">
      <style:paragraph-properties fo:text-align="center" style:justify-single-word="false"/>
      <style:text-properties fo:font-size="10pt" officeooo:rsid="01c5adac" officeooo:paragraph-rsid="01c5adac"/>
    </style:style>
    <style:style style:name="P219" style:family="paragraph" style:parent-style-name="Table_20_Contents">
      <style:paragraph-properties fo:text-align="start" style:justify-single-word="false"/>
      <style:text-properties fo:font-size="10pt" officeooo:rsid="01c73efb" officeooo:paragraph-rsid="01c73efb"/>
    </style:style>
    <style:style style:name="P220" style:family="paragraph" style:parent-style-name="Table_20_Contents">
      <style:paragraph-properties fo:text-align="start" style:justify-single-word="false"/>
      <style:text-properties fo:font-size="10pt" officeooo:rsid="01c7dd61" officeooo:paragraph-rsid="01c7dd61"/>
    </style:style>
    <style:style style:name="P221" style:family="paragraph" style:parent-style-name="Table_20_Contents">
      <style:paragraph-properties fo:text-align="start" style:justify-single-word="false"/>
      <style:text-properties fo:font-size="10pt" officeooo:rsid="01cb4fb8" officeooo:paragraph-rsid="01cb4fb8"/>
    </style:style>
    <style:style style:name="P222" style:family="paragraph" style:parent-style-name="Table_20_Contents">
      <style:paragraph-properties fo:text-align="start" style:justify-single-word="false"/>
      <style:text-properties fo:font-size="10pt" officeooo:rsid="01ccf38a" officeooo:paragraph-rsid="01ccf38a"/>
    </style:style>
    <style:style style:name="P223" style:family="paragraph" style:parent-style-name="Table_20_Contents">
      <style:paragraph-properties fo:text-align="start" style:justify-single-word="false"/>
      <style:text-properties fo:font-size="10pt" officeooo:rsid="01ce69d3" officeooo:paragraph-rsid="01ce69d3"/>
    </style:style>
    <style:style style:name="P224" style:family="paragraph" style:parent-style-name="Table_20_Contents">
      <style:paragraph-properties fo:text-align="center" style:justify-single-word="false"/>
      <style:text-properties fo:font-size="10pt" officeooo:rsid="01d0b9c8" officeooo:paragraph-rsid="01d0b9c8"/>
    </style:style>
    <style:style style:name="P225" style:family="paragraph" style:parent-style-name="Table_20_Contents">
      <style:paragraph-properties fo:text-align="start" style:justify-single-word="false"/>
      <style:text-properties fo:font-size="10pt" officeooo:rsid="01d436ef" officeooo:paragraph-rsid="01d436ef"/>
    </style:style>
    <style:style style:name="P226" style:family="paragraph" style:parent-style-name="Table_20_Contents">
      <style:paragraph-properties fo:text-align="start" style:justify-single-word="false"/>
      <style:text-properties fo:font-size="10pt" officeooo:rsid="01d8bdb6" officeooo:paragraph-rsid="01d8bdb6"/>
    </style:style>
    <style:style style:name="P227" style:family="paragraph" style:parent-style-name="Table_20_Contents">
      <style:paragraph-properties fo:text-align="start" style:justify-single-word="false"/>
      <style:text-properties fo:font-size="10pt" officeooo:rsid="01db7bee" officeooo:paragraph-rsid="01db7bee"/>
    </style:style>
    <style:style style:name="P228" style:family="paragraph" style:parent-style-name="Table_20_Contents">
      <style:paragraph-properties fo:text-align="start" style:justify-single-word="false"/>
      <style:text-properties fo:font-size="10pt" officeooo:rsid="01dba5ff" officeooo:paragraph-rsid="01dba5ff"/>
    </style:style>
    <style:style style:name="P229" style:family="paragraph" style:parent-style-name="Table_20_Contents">
      <style:paragraph-properties fo:text-align="start" style:justify-single-word="false"/>
      <style:text-properties fo:font-size="10pt" officeooo:rsid="01e03f7e" officeooo:paragraph-rsid="01e03f7e"/>
    </style:style>
    <style:style style:name="P230" style:family="paragraph" style:parent-style-name="Table_20_Contents">
      <style:paragraph-properties fo:text-align="start" style:justify-single-word="false"/>
      <style:text-properties fo:font-size="10pt" officeooo:rsid="01e04a0e" officeooo:paragraph-rsid="01e21dcc"/>
    </style:style>
    <style:style style:name="P231" style:family="paragraph" style:parent-style-name="Table_20_Contents">
      <style:paragraph-properties fo:text-align="start" style:justify-single-word="false"/>
      <style:text-properties fo:font-size="10pt" officeooo:rsid="01e55003" officeooo:paragraph-rsid="01e55003"/>
    </style:style>
    <style:style style:name="P232" style:family="paragraph" style:parent-style-name="Table_20_Contents">
      <style:paragraph-properties fo:text-align="start" style:justify-single-word="false"/>
      <style:text-properties fo:font-size="10pt" officeooo:rsid="01e55003" officeooo:paragraph-rsid="01f13631"/>
    </style:style>
    <style:style style:name="P233" style:family="paragraph" style:parent-style-name="Table_20_Contents">
      <style:paragraph-properties fo:text-align="center" style:justify-single-word="false"/>
      <style:text-properties fo:font-size="10pt" officeooo:rsid="01e6807a" officeooo:paragraph-rsid="01e6807a"/>
    </style:style>
    <style:style style:name="P234" style:family="paragraph" style:parent-style-name="Table_20_Contents">
      <style:paragraph-properties fo:text-align="start" style:justify-single-word="false"/>
      <style:text-properties fo:font-size="10pt" officeooo:rsid="01e82473" officeooo:paragraph-rsid="01e82473"/>
    </style:style>
    <style:style style:name="P235" style:family="paragraph" style:parent-style-name="Table_20_Contents">
      <style:paragraph-properties fo:text-align="start" style:justify-single-word="false"/>
      <style:text-properties fo:font-size="10pt" officeooo:rsid="01e9684b" officeooo:paragraph-rsid="01e9684b"/>
    </style:style>
    <style:style style:name="P236" style:family="paragraph" style:parent-style-name="Table_20_Contents">
      <style:paragraph-properties fo:text-align="start" style:justify-single-word="false"/>
      <style:text-properties fo:font-size="10pt" officeooo:rsid="01ea1829" officeooo:paragraph-rsid="01ea1829"/>
    </style:style>
    <style:style style:name="P237" style:family="paragraph" style:parent-style-name="Table_20_Contents">
      <style:paragraph-properties fo:text-align="start" style:justify-single-word="false"/>
      <style:text-properties fo:font-size="10pt" officeooo:rsid="01edecc0" officeooo:paragraph-rsid="01edecc0"/>
    </style:style>
    <style:style style:name="P238" style:family="paragraph" style:parent-style-name="Table_20_Contents">
      <style:paragraph-properties fo:text-align="start" style:justify-single-word="false"/>
      <style:text-properties fo:font-size="10pt" officeooo:rsid="018ff5b8" officeooo:paragraph-rsid="01ef566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1091f99" style:font-weight-asian="bold" style:font-weight-complex="bold"/>
    </style:style>
    <style:style style:name="T3" style:family="text">
      <style:text-properties fo:font-weight="bold" officeooo:rsid="014230db" style:font-weight-asian="bold" style:font-weight-complex="bold"/>
    </style:style>
    <style:style style:name="T4" style:family="text">
      <style:text-properties fo:font-weight="bold" officeooo:rsid="01430da5" style:font-weight-asian="bold" style:font-weight-complex="bold"/>
    </style:style>
    <style:style style:name="T5" style:family="text">
      <style:text-properties officeooo:rsid="0007c087"/>
    </style:style>
    <style:style style:name="T6" style:family="text">
      <style:text-properties officeooo:rsid="000a19f0"/>
    </style:style>
    <style:style style:name="T7" style:family="text">
      <style:text-properties officeooo:rsid="0019437f"/>
    </style:style>
    <style:style style:name="T8" style:family="text">
      <style:text-properties officeooo:rsid="001fab64"/>
    </style:style>
    <style:style style:name="T9" style:family="text">
      <style:text-properties officeooo:rsid="001ffbda"/>
    </style:style>
    <style:style style:name="T10" style:family="text">
      <style:text-properties officeooo:rsid="0025463c"/>
    </style:style>
    <style:style style:name="T11" style:family="text">
      <style:text-properties officeooo:rsid="002bd9d7"/>
    </style:style>
    <style:style style:name="T12" style:family="text">
      <style:text-properties officeooo:rsid="002d397e"/>
    </style:style>
    <style:style style:name="T13" style:family="text">
      <style:text-properties officeooo:rsid="002d9b07"/>
    </style:style>
    <style:style style:name="T14" style:family="text">
      <style:text-properties officeooo:rsid="0031d04a"/>
    </style:style>
    <style:style style:name="T15" style:family="text">
      <style:text-properties officeooo:rsid="0038e831"/>
    </style:style>
    <style:style style:name="T16" style:family="text">
      <style:text-properties officeooo:rsid="00459f5d"/>
    </style:style>
    <style:style style:name="T17" style:family="text">
      <style:text-properties officeooo:rsid="00774b7c"/>
    </style:style>
    <style:style style:name="T18" style:family="text">
      <style:text-properties officeooo:rsid="0078bc0d"/>
    </style:style>
    <style:style style:name="T19" style:family="text">
      <style:text-properties officeooo:rsid="0079765f"/>
    </style:style>
    <style:style style:name="T20" style:family="text">
      <style:text-properties officeooo:rsid="008a3a46"/>
    </style:style>
    <style:style style:name="T21" style:family="text">
      <style:text-properties officeooo:rsid="001a3b00"/>
    </style:style>
    <style:style style:name="T22" style:family="text">
      <style:text-properties officeooo:rsid="00cbb8fa"/>
    </style:style>
    <style:style style:name="T23" style:family="text">
      <style:text-properties officeooo:rsid="00ced1c4"/>
    </style:style>
    <style:style style:name="T24" style:family="text">
      <style:text-properties officeooo:rsid="00cf85ac"/>
    </style:style>
    <style:style style:name="T25" style:family="text">
      <style:text-properties officeooo:rsid="0108143a"/>
    </style:style>
    <style:style style:name="T26" style:family="text">
      <style:text-properties officeooo:rsid="010999ca"/>
    </style:style>
    <style:style style:name="T27" style:family="text">
      <style:text-properties fo:font-weight="normal" officeooo:rsid="016741bb" style:font-weight-asian="normal" style:font-weight-complex="normal"/>
    </style:style>
    <style:style style:name="T28" style:family="text">
      <style:text-properties fo:font-weight="normal" officeooo:rsid="016ab6fe" style:font-weight-asian="normal" style:font-weight-complex="normal"/>
    </style:style>
    <style:style style:name="T29" style:family="text">
      <style:text-properties officeooo:rsid="01149d0c"/>
    </style:style>
    <style:style style:name="T30" style:family="text">
      <style:text-properties officeooo:rsid="0116bbc4"/>
    </style:style>
    <style:style style:name="T31" style:family="text">
      <style:text-properties officeooo:rsid="0118865b"/>
    </style:style>
    <style:style style:name="T32" style:family="text">
      <style:text-properties officeooo:rsid="0119b15a"/>
    </style:style>
    <style:style style:name="T33" style:family="text">
      <style:text-properties officeooo:rsid="011a31e0"/>
    </style:style>
    <style:style style:name="T34" style:family="text">
      <style:text-properties officeooo:rsid="011abbf4"/>
    </style:style>
    <style:style style:name="T35" style:family="text">
      <style:text-properties officeooo:rsid="011ca9a5"/>
    </style:style>
    <style:style style:name="T36" style:family="text">
      <style:text-properties officeooo:rsid="012010c8"/>
    </style:style>
    <style:style style:name="T37" style:family="text">
      <style:text-properties officeooo:rsid="0121f9ba"/>
    </style:style>
    <style:style style:name="T38" style:family="text">
      <style:text-properties officeooo:rsid="01247a6c"/>
    </style:style>
    <style:style style:name="T39" style:family="text">
      <style:text-properties officeooo:rsid="0125c5ea"/>
    </style:style>
    <style:style style:name="T40" style:family="text">
      <style:text-properties officeooo:rsid="012e3747"/>
    </style:style>
    <style:style style:name="T41" style:family="text">
      <style:text-properties officeooo:rsid="012ff2c1"/>
    </style:style>
    <style:style style:name="T42" style:family="text">
      <style:text-properties officeooo:rsid="01337211"/>
    </style:style>
    <style:style style:name="T43" style:family="text">
      <style:text-properties officeooo:rsid="0135171b"/>
    </style:style>
    <style:style style:name="T44" style:family="text">
      <style:text-properties officeooo:rsid="0137f813"/>
    </style:style>
    <style:style style:name="T45" style:family="text">
      <style:text-properties officeooo:rsid="013bbc37"/>
    </style:style>
    <style:style style:name="T46" style:family="text">
      <style:text-properties officeooo:rsid="013f6422"/>
    </style:style>
    <style:style style:name="T47" style:family="text">
      <style:text-properties officeooo:rsid="0141342c"/>
    </style:style>
    <style:style style:name="T48" style:family="text">
      <style:text-properties officeooo:rsid="0145dbd7"/>
    </style:style>
    <style:style style:name="T49" style:family="text">
      <style:text-properties officeooo:rsid="0146ca55"/>
    </style:style>
    <style:style style:name="T50" style:family="text">
      <style:text-properties officeooo:rsid="0148f28d"/>
    </style:style>
    <style:style style:name="T51" style:family="text">
      <style:text-properties officeooo:rsid="014961b5"/>
    </style:style>
    <style:style style:name="T52" style:family="text">
      <style:text-properties officeooo:rsid="014a1904"/>
    </style:style>
    <style:style style:name="T53" style:family="text">
      <style:text-properties officeooo:rsid="014bfcfe"/>
    </style:style>
    <style:style style:name="T54" style:family="text">
      <style:text-properties officeooo:rsid="014c619c"/>
    </style:style>
    <style:style style:name="T55" style:family="text">
      <style:text-properties officeooo:rsid="014da48f"/>
    </style:style>
    <style:style style:name="T56" style:family="text">
      <style:text-properties officeooo:rsid="014fcd56"/>
    </style:style>
    <style:style style:name="T57" style:family="text">
      <style:text-properties officeooo:rsid="0150297a"/>
    </style:style>
    <style:style style:name="T58" style:family="text">
      <style:text-properties officeooo:rsid="0151353f"/>
    </style:style>
    <style:style style:name="T59" style:family="text">
      <style:text-properties officeooo:rsid="01515cf2"/>
    </style:style>
    <style:style style:name="T60" style:family="text">
      <style:text-properties officeooo:rsid="0157af89"/>
    </style:style>
    <style:style style:name="T61" style:family="text">
      <style:text-properties officeooo:rsid="016741bb"/>
    </style:style>
    <style:style style:name="T62" style:family="text">
      <style:text-properties officeooo:rsid="016ab6fe"/>
    </style:style>
    <style:style style:name="T63" style:family="text">
      <style:text-properties officeooo:rsid="016d8a6a"/>
    </style:style>
    <style:style style:name="T64" style:family="text">
      <style:text-properties officeooo:rsid="01703ffd"/>
    </style:style>
    <style:style style:name="T65" style:family="text">
      <style:text-properties officeooo:rsid="0174ec92"/>
    </style:style>
    <style:style style:name="T66" style:family="text">
      <style:text-properties officeooo:rsid="0177544b"/>
    </style:style>
    <style:style style:name="T67" style:family="text">
      <style:text-properties officeooo:rsid="01785e28"/>
    </style:style>
    <style:style style:name="T68" style:family="text">
      <style:text-properties officeooo:rsid="01789a03"/>
    </style:style>
    <style:style style:name="T69" style:family="text">
      <style:text-properties officeooo:rsid="017a6f6f"/>
    </style:style>
    <style:style style:name="T70" style:family="text">
      <style:text-properties officeooo:rsid="017b87af"/>
    </style:style>
    <style:style style:name="T71" style:family="text">
      <style:text-properties officeooo:rsid="017d12ed"/>
    </style:style>
    <style:style style:name="T72" style:family="text">
      <style:text-properties officeooo:rsid="017e0e2a"/>
    </style:style>
    <style:style style:name="T73" style:family="text">
      <style:text-properties officeooo:rsid="017ef408"/>
    </style:style>
    <style:style style:name="T74" style:family="text">
      <style:text-properties officeooo:rsid="0184e182"/>
    </style:style>
    <style:style style:name="T75" style:family="text">
      <style:text-properties officeooo:rsid="018593aa"/>
    </style:style>
    <style:style style:name="T76" style:family="text">
      <style:text-properties officeooo:rsid="018785b0"/>
    </style:style>
    <style:style style:name="T77" style:family="text">
      <style:text-properties officeooo:rsid="0187dceb"/>
    </style:style>
    <style:style style:name="T78" style:family="text">
      <style:text-properties officeooo:rsid="0187ed5f"/>
    </style:style>
    <style:style style:name="T79" style:family="text">
      <style:text-properties officeooo:rsid="01885e46"/>
    </style:style>
    <style:style style:name="T80" style:family="text">
      <style:text-properties officeooo:rsid="018a52ff"/>
    </style:style>
    <style:style style:name="T81" style:family="text">
      <style:text-properties officeooo:rsid="018c29ed"/>
    </style:style>
    <style:style style:name="T82" style:family="text">
      <style:text-properties officeooo:rsid="018d17b8"/>
    </style:style>
    <style:style style:name="T83" style:family="text">
      <style:text-properties officeooo:rsid="018d8116"/>
    </style:style>
    <style:style style:name="T84" style:family="text">
      <style:text-properties officeooo:rsid="018ff5b8"/>
    </style:style>
    <style:style style:name="T85" style:family="text">
      <style:text-properties officeooo:rsid="01929e71"/>
    </style:style>
    <style:style style:name="T86" style:family="text">
      <style:text-properties officeooo:rsid="01936607"/>
    </style:style>
    <style:style style:name="T87" style:family="text">
      <style:text-properties officeooo:rsid="01942704"/>
    </style:style>
    <style:style style:name="T88" style:family="text">
      <style:text-properties officeooo:rsid="0195e4a7"/>
    </style:style>
    <style:style style:name="T89" style:family="text">
      <style:text-properties officeooo:rsid="0196b969"/>
    </style:style>
    <style:style style:name="T90" style:family="text">
      <style:text-properties officeooo:rsid="01989d9c"/>
    </style:style>
    <style:style style:name="T91" style:family="text">
      <style:text-properties officeooo:rsid="01992d1a"/>
    </style:style>
    <style:style style:name="T92" style:family="text">
      <style:text-properties officeooo:rsid="019aecc8"/>
    </style:style>
    <style:style style:name="T93" style:family="text">
      <style:text-properties officeooo:rsid="01a110ea"/>
    </style:style>
    <style:style style:name="T94" style:family="text">
      <style:text-properties officeooo:rsid="0128b514"/>
    </style:style>
    <style:style style:name="T95" style:family="text">
      <style:text-properties officeooo:rsid="01a2be9f"/>
    </style:style>
    <style:style style:name="T96" style:family="text">
      <style:text-properties officeooo:rsid="01a6fcda"/>
    </style:style>
    <style:style style:name="T97" style:family="text">
      <style:text-properties officeooo:rsid="01ab02c6"/>
    </style:style>
    <style:style style:name="T98" style:family="text">
      <style:text-properties officeooo:rsid="01ad1a67"/>
    </style:style>
    <style:style style:name="T99" style:family="text">
      <style:text-properties officeooo:rsid="01ae5785"/>
    </style:style>
    <style:style style:name="T100" style:family="text">
      <style:text-properties officeooo:rsid="01b0dfb9"/>
    </style:style>
    <style:style style:name="T101" style:family="text">
      <style:text-properties officeooo:rsid="01b2c5f0"/>
    </style:style>
    <style:style style:name="T102" style:family="text">
      <style:text-properties officeooo:rsid="01b369e7"/>
    </style:style>
    <style:style style:name="T103" style:family="text">
      <style:text-properties officeooo:rsid="01b4cb31"/>
    </style:style>
    <style:style style:name="T104" style:family="text">
      <style:text-properties officeooo:rsid="01b4cdce"/>
    </style:style>
    <style:style style:name="T105" style:family="text">
      <style:text-properties officeooo:rsid="01b58de0"/>
    </style:style>
    <style:style style:name="T106" style:family="text">
      <style:text-properties officeooo:rsid="01b98d71"/>
    </style:style>
    <style:style style:name="T107" style:family="text">
      <style:text-properties officeooo:rsid="01b9aa9d"/>
    </style:style>
    <style:style style:name="T108" style:family="text">
      <style:text-properties officeooo:rsid="01ba7959"/>
    </style:style>
    <style:style style:name="T109" style:family="text">
      <style:text-properties officeooo:rsid="01be2719"/>
    </style:style>
    <style:style style:name="T110" style:family="text">
      <style:text-properties officeooo:rsid="01becb74"/>
    </style:style>
    <style:style style:name="T111" style:family="text">
      <style:text-properties officeooo:rsid="005d614b"/>
    </style:style>
    <style:style style:name="T112" style:family="text">
      <style:text-properties officeooo:rsid="01c0687a"/>
    </style:style>
    <style:style style:name="T113" style:family="text">
      <style:text-properties officeooo:rsid="01c0be5b"/>
    </style:style>
    <style:style style:name="T114" style:family="text">
      <style:text-properties officeooo:rsid="01cb4fb8"/>
    </style:style>
    <style:style style:name="T115" style:family="text">
      <style:text-properties officeooo:rsid="01cfb583"/>
    </style:style>
    <style:style style:name="T116" style:family="text">
      <style:text-properties officeooo:rsid="01d53521"/>
    </style:style>
    <style:style style:name="T117" style:family="text">
      <style:text-properties officeooo:rsid="01d6d353"/>
    </style:style>
    <style:style style:name="T118" style:family="text">
      <style:text-properties officeooo:rsid="01dab857"/>
    </style:style>
    <style:style style:name="T119" style:family="text">
      <style:text-properties officeooo:rsid="01db7bee"/>
    </style:style>
    <style:style style:name="T120" style:family="text">
      <style:text-properties officeooo:rsid="01dd00e5"/>
    </style:style>
    <style:style style:name="T121" style:family="text">
      <style:text-properties officeooo:rsid="01de5c1a"/>
    </style:style>
    <style:style style:name="T122" style:family="text">
      <style:text-properties officeooo:rsid="01e21dcc"/>
    </style:style>
    <style:style style:name="T123" style:family="text">
      <style:text-properties officeooo:rsid="01e2e141"/>
    </style:style>
    <style:style style:name="T124" style:family="text">
      <style:text-properties officeooo:rsid="01e32166"/>
    </style:style>
    <style:style style:name="T125" style:family="text">
      <style:text-properties officeooo:rsid="01ecacd6"/>
    </style:style>
    <style:style style:name="T126" style:family="text">
      <style:text-properties officeooo:rsid="01ef566b"/>
    </style:style>
    <style:style style:name="T127" style:family="text">
      <style:text-properties officeooo:rsid="01f1363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MINISTRY OF EDUCATION AND SCIENCE OF RUSSIA</text:p>
      <text:p text:style-name="Standard"/>
      <text:p text:style-name="P1">Federal State Educational Institute of Higher Education<text:line-break/>"Moscow Architectural Institute (State Academy)"</text:p>
      <text:p text:style-name="P1"/>
      <text:p text:style-name="P1"/>
      <text:p text:style-name="P182">"CONFIRM"</text:p>
      <text:p text:style-name="P182">Rector of MARCHI</text:p>
      <text:p text:style-name="P182">academician D.O.Shvidkovskiy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THE WORK PROGRAM OF THE DISCIPLINE (MODULE)</text:p>
      <text:p text:style-name="P4"><text:span text:style-name="T22">Architectur</text:span><text:span text:style-name="T46">al Projects</text:span><text:span text:style-name="T47"><text:line-break/></text:span>B1.O.<text:span text:style-name="T47">03</text:span></text:p>
      <text:p text:style-name="P3"/>
      <text:p text:style-name="P17">Assigned to the department:<text:tab/><text:span text:style-name="T3">Departments of MARCHI</text:span></text:p>
      <text:p text:style-name="P17">Educational Level:<text:span text:style-name="T25"><text:tab/></text:span><text:span text:style-name="T1">Bachelor</text:span></text:p>
      <text:p text:style-name="P17">Specialization:<text:tab/><text:span text:style-name="T1">07.03.01 Architecture</text:span></text:p>
      <text:p text:style-name="P17">Basic professional educational program<text:line-break/>of higher education:<text:tab/><text:span text:style-name="T1">Architecture</text:span></text:p>
      <text:p text:style-name="P17">Form of study:<text:tab/><text:span text:style-name="T1">full-time</text:span></text:p>
      <text:p text:style-name="P17">Hours/credits:<text:tab/><text:span text:style-name="T4">1332</text:span><text:span text:style-name="T1"> hrs (</text:span><text:span text:style-name="T2">3</text:span><text:span text:style-name="T4">7</text:span><text:span text:style-name="T1"> credits)</text:span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8">Moscow, 2021</text:p>
      <text:p text:style-name="P18"/>
      <text:p text:style-name="P13">The work program for a discipline (module) is based on:</text:p>
      <text:p text:style-name="P12"/>
      <text:p text:style-name="P12">1.<text:span text:style-name="T5"> </text:span>Federal State Educational Standard for Higher Education 07.03.01 Architecture,<text:span text:style-name="T17"><text:line-break/></text:span>approved by the order of the Ministry of Education and Science of Russia<text:span text:style-name="T5"> No</text:span> 509 of 08.06.2017</text:p>
      <text:p text:style-name="P12">2. Curriculum for the specialization 07.03.01 Architecture,<text:span text:style-name="T17"><text:line-break/></text:span>approved by the Academic Council of MA<text:span text:style-name="T5">RCH</text:span>I. Minutes N<text:span text:style-name="T5">o</text:span> 6-<text:span text:style-name="T48">20</text:span>/<text:span text:style-name="T48">21</text:span> of 2<text:span text:style-name="T48">3</text:span>.0<text:span text:style-name="T48">6</text:span>.20<text:span text:style-name="T48">21</text:span>.</text:p>
      <text:p text:style-name="P12"/>
      <text:p text:style-name="P12">The work program of the discipline (module) was <text:span text:style-name="T49">considered and </text:span>approved at <text:span text:style-name="T49">by the Academic Council of MARCHI</text:span>.<text:span text:style-name="T12"> </text:span>Minutes: N<text:span text:style-name="T13">o</text:span> <text:span text:style-name="T49">6-20/21</text:span> of <text:span text:style-name="T49">23</text:span>.0<text:span text:style-name="T49">6</text:span>.20<text:span text:style-name="T49">21</text:span>.</text:p>
      <text:p text:style-name="P12"/>
      <text:p text:style-name="P14">Develop<text:span text:style-name="T18">ers:</text:span> <text:span text:style-name="T18">Professor </text:span>of<text:span text:style-name="T18"> the</text:span> Department "<text:span text:style-name="T50">Architecture of Public Buildings</text:span>"<text:span text:style-name="T51"> V.I.Ulyanov</text:span><text:span text:style-name="T14">;</text:span><text:span text:style-name="T51"><text:line-break/></text:span><text:span text:style-name="T52">P</text:span><text:span text:style-name="T51">rofessor of the Department "Architecture of Rural Areas"</text:span><text:span text:style-name="T26">assistant </text:span><text:span text:style-name="T23">p</text:span><text:span text:style-name="T18">rofessor</text:span>,<text:span text:style-name="T23"> </text:span><text:span text:style-name="T51">F.N.Korshakov</text:span></text:p>
      <text:p text:style-name="P12"/>
      <text:p text:style-name="P15">Review<text:span text:style-name="T19">ers</text:span>: <text:span text:style-name="T52">Professor of the Department "Architecture of Residential Buildings", PhD in Architecture O.D.Breslavtsev<text:line-break/>Professor of the Department "Architecture of Public Buildings", </text:span><text:span text:style-name="T24">PhD in Architecture, </text:span><text:span text:style-name="T52">V.V.Aurov</text:span></text:p>
      <text:p text:style-name="P15"/>
      <text:p text:style-name="P16"/>
      <text:h text:style-name="Heading_20_2" text:outline-level="2">I<text:span text:style-name="T6">NTRODUCTORY PART</text:span></text:h>
      <text:p text:style-name="P5">1. Goals of Mastering the Module</text:p>
      <text:p text:style-name="P181">One of the main disciplines that provides training for a <text:span text:style-name="T53">professional</text:span> in <text:span text:style-name="T53">architectural projects</text:span>. <text:span text:style-name="T53">Its</text:span> purpose <text:span text:style-name="T53">is</text:span> to <text:span text:style-name="T53">provide knowledge of</text:span> methods and techniques <text:span text:style-name="T53">of</text:span> designing buildings of various spatial models and various functional purposes;<text:span text:style-name="T54"> </text:span>formation of the student's design skills based on the progressively developing process of mastering the theory and practice of creating objects of various typological orientation under the guidance of a mentor.</text:p>
      <text:p text:style-name="P181">The discipline is a mandatory part of the educational program<text:span text:style-name="T54">.</text:span></text:p>
      <text:p text:style-name="Text_20_body"/>
      <text:p text:style-name="P5">2. Planned <text:span text:style-name="T55">objectives of study</text:span> for the discipline (module), <text:span text:style-name="T56">mapped</text:span> <text:span text:style-name="T56">to</text:span> the planned results of mastering the educational program</text:p>
      <text:p text:style-name="P149"/>
      <text:p text:style-name="P150">TODO: <text:span text:style-name="T57">add the </text:span><text:span text:style-name="T58">table with </text:span><text:span text:style-name="T59">the </text:span><text:span text:style-name="T58">mappings.</text:span></text:p>
      <text:p text:style-name="P149"/>
      <text:h text:style-name="Heading_20_2" text:outline-level="2"><text:span text:style-name="T20">M</text:span>ain Part</text:h>
      <text:p text:style-name="P5">1. Module Scope and Types of Academic Work</text:p>
      <text:p text:style-name="P6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C"/>
        <table:table-column table:style-name="Table1.F"/>
        <table:table-header-rows>
          <table:table-row>
            <table:table-cell table:style-name="Table1.A1" table:number-rows-spanned="2" office:value-type="string">
              <text:p text:style-name="P157">Type of academic work</text:p>
            </table:table-cell>
            <table:table-cell table:style-name="Table1.A1" table:number-rows-spanned="2" office:value-type="string">
              <text:p text:style-name="P157">Hours</text:p>
            </table:table-cell>
            <table:table-cell table:style-name="Table1.C1" table:number-columns-spanned="4" office:value-type="string">
              <text:p text:style-name="P157">Semesters / Trimesters</text:p>
            </table:table-cell>
            <table:covered-table-cell/>
            <table:covered-table-cell/>
            <table:covered-table-cell/>
          </table:table-row>
          <table:table-row>
            <table:covered-table-cell table:style-name="Table1.A2"/>
            <table:covered-table-cell table:style-name="Table1.A2"/>
            <table:table-cell table:style-name="Table1.A2" office:value-type="string">
              <text:p text:style-name="P180">5</text:p>
            </table:table-cell>
            <table:table-cell table:style-name="Table1.A2" office:value-type="string">
              <text:p text:style-name="P180">6</text:p>
            </table:table-cell>
            <table:table-cell table:style-name="Table1.A2" office:value-type="string">
              <text:p text:style-name="P180">7</text:p>
            </table:table-cell>
            <table:table-cell table:style-name="Table1.F2" office:value-type="string">
              <text:p text:style-name="P180">8</text:p>
            </table:table-cell>
          </table:table-row>
        </table:table-header-rows>
        <table:table-row>
          <table:table-cell table:style-name="Table1.A2" office:value-type="string">
            <text:p text:style-name="P152">Classroom work</text:p>
          </table:table-cell>
          <table:table-cell table:style-name="Table1.A2" office:value-type="string">
            <text:p text:style-name="P153">648</text:p>
          </table:table-cell>
          <table:table-cell table:style-name="Table1.A2" office:value-type="string">
            <text:p text:style-name="P153">162</text:p>
          </table:table-cell>
          <table:table-cell table:style-name="Table1.A2" office:value-type="string">
            <text:p text:style-name="P153">162</text:p>
          </table:table-cell>
          <table:table-cell table:style-name="Table1.A2" office:value-type="string">
            <text:p text:style-name="P153">162</text:p>
          </table:table-cell>
          <table:table-cell table:style-name="Table1.F2" office:value-type="string">
            <text:p text:style-name="P153">162</text:p>
          </table:table-cell>
        </table:table-row>
        <table:table-row>
          <table:table-cell table:style-name="Table1.A2" office:value-type="string">
            <text:p text:style-name="P156">Lectures<text:span text:style-name="T8"> (LEC)</text:span></text:p>
          </table:table-cell>
          <table:table-cell table:style-name="Table1.A2" office:value-type="string">
            <text:p text:style-name="P158">16</text:p>
          </table:table-cell>
          <table:table-cell table:style-name="Table1.A2" office:value-type="string">
            <text:p text:style-name="P158">4</text:p>
          </table:table-cell>
          <table:table-cell table:style-name="Table1.A2" office:value-type="string">
            <text:p text:style-name="P158">4</text:p>
          </table:table-cell>
          <table:table-cell table:style-name="Table1.A2" office:value-type="string">
            <text:p text:style-name="P158">4</text:p>
          </table:table-cell>
          <table:table-cell table:style-name="Table1.F2" office:value-type="string">
            <text:p text:style-name="P158">4</text:p>
          </table:table-cell>
        </table:table-row>
        <table:table-row>
          <table:table-cell table:style-name="Table1.A2" office:value-type="string">
            <text:p text:style-name="P160">including <text:span text:style-name="T60">those </text:span>in the form practical training</text:p>
          </table:table-cell>
          <table:table-cell table:style-name="Table1.A2" office:value-type="string">
            <text:p text:style-name="P161">16</text:p>
          </table:table-cell>
          <table:table-cell table:style-name="Table1.A2" office:value-type="string">
            <text:p text:style-name="P161">4</text:p>
          </table:table-cell>
          <table:table-cell table:style-name="Table1.A2" office:value-type="string">
            <text:p text:style-name="P161">4</text:p>
          </table:table-cell>
          <table:table-cell table:style-name="Table1.A2" office:value-type="string">
            <text:p text:style-name="P161">4</text:p>
          </table:table-cell>
          <table:table-cell table:style-name="Table1.F2" office:value-type="string">
            <text:p text:style-name="P161">4</text:p>
          </table:table-cell>
        </table:table-row>
        <table:table-row>
          <table:table-cell table:style-name="Table1.A2" office:value-type="string">
            <text:p text:style-name="P156">Practical lessons<text:span text:style-name="T8"> (PR)</text:span></text:p>
          </table:table-cell>
          <table:table-cell table:style-name="Table1.A2" office:value-type="string">
            <text:p text:style-name="P168">624</text:p>
          </table:table-cell>
          <table:table-cell table:style-name="Table1.A2" office:value-type="string">
            <text:p text:style-name="P168">156</text:p>
          </table:table-cell>
          <table:table-cell table:style-name="Table1.A2" office:value-type="string">
            <text:p text:style-name="P168">156</text:p>
          </table:table-cell>
          <table:table-cell table:style-name="Table1.A2" office:value-type="string">
            <text:p text:style-name="P168">156</text:p>
          </table:table-cell>
          <table:table-cell table:style-name="Table1.F2" office:value-type="string">
            <text:p text:style-name="P168">156</text:p>
          </table:table-cell>
        </table:table-row>
        <table:table-row>
          <table:table-cell table:style-name="Table1.A2" office:value-type="string">
            <text:p text:style-name="P162">including <text:span text:style-name="T60">those</text:span> in the form practical training</text:p>
          </table:table-cell>
          <table:table-cell table:style-name="Table1.A2" office:value-type="string">
            <text:p text:style-name="P169">624</text:p>
          </table:table-cell>
          <table:table-cell table:style-name="Table1.A2" office:value-type="string">
            <text:p text:style-name="P169">156</text:p>
          </table:table-cell>
          <table:table-cell table:style-name="Table1.A2" office:value-type="string">
            <text:p text:style-name="P169">156</text:p>
          </table:table-cell>
          <table:table-cell table:style-name="Table1.A2" office:value-type="string">
            <text:p text:style-name="P169">156</text:p>
          </table:table-cell>
          <table:table-cell table:style-name="Table1.F2" office:value-type="string">
            <text:p text:style-name="P169">156</text:p>
          </table:table-cell>
        </table:table-row>
        <table:table-row>
          <table:table-cell table:style-name="Table1.A2" office:value-type="string">
            <text:p text:style-name="P156">Work in groups<text:span text:style-name="T8"> (GR)</text:span></text:p>
          </table:table-cell>
          <table:table-cell table:style-name="Table1.A2" office:value-type="string">
            <text:p text:style-name="P170"/>
          </table:table-cell>
          <table:table-cell table:style-name="Table1.A2" office:value-type="string">
            <text:p text:style-name="P155">0</text:p>
          </table:table-cell>
          <table:table-cell table:style-name="Table1.A2" office:value-type="string">
            <text:p text:style-name="P170">0</text:p>
          </table:table-cell>
          <table:table-cell table:style-name="Table1.A2" office:value-type="string">
            <text:p text:style-name="P170">0</text:p>
          </table:table-cell>
          <table:table-cell table:style-name="Table1.F2" office:value-type="string">
            <text:p text:style-name="P170">0</text:p>
          </table:table-cell>
        </table:table-row>
        <table:table-row>
          <table:table-cell table:style-name="Table1.A2" office:value-type="string">
            <text:p text:style-name="P163">including <text:span text:style-name="T60">those</text:span> in the form practical training</text:p>
          </table:table-cell>
          <table:table-cell table:style-name="Table1.A2" office:value-type="string">
            <text:p text:style-name="P159"/>
          </table:table-cell>
          <table:table-cell table:style-name="Table1.A2" office:value-type="string">
            <text:p text:style-name="P171">0</text:p>
          </table:table-cell>
          <table:table-cell table:style-name="Table1.A2" office:value-type="string">
            <text:p text:style-name="P171">0</text:p>
          </table:table-cell>
          <table:table-cell table:style-name="Table1.A2" office:value-type="string">
            <text:p text:style-name="P171">0</text:p>
          </table:table-cell>
          <table:table-cell table:style-name="Table1.F2" office:value-type="string">
            <text:p text:style-name="P171">0</text:p>
          </table:table-cell>
        </table:table-row>
        <table:table-row>
          <table:table-cell table:style-name="Table1.A2" office:value-type="string">
            <text:p text:style-name="P156">Classroom <text:span text:style-name="T15">time</text:span> <text:span text:style-name="T7">spent during</text:span> attestations<text:span text:style-name="T8"> (AT)</text:span></text:p>
          </table:table-cell>
          <table:table-cell table:style-name="Table1.A2" office:value-type="string">
            <text:p text:style-name="P172">8</text:p>
          </table:table-cell>
          <table:table-cell table:style-name="Table1.A2" office:value-type="string">
            <text:p text:style-name="P155">2</text:p>
          </table:table-cell>
          <table:table-cell table:style-name="Table1.A2" office:value-type="string">
            <text:p text:style-name="P172">2</text:p>
          </table:table-cell>
          <table:table-cell table:style-name="Table1.A2" office:value-type="string">
            <text:p text:style-name="P172">2</text:p>
          </table:table-cell>
          <table:table-cell table:style-name="Table1.F2" office:value-type="string">
            <text:p text:style-name="P172">2</text:p>
          </table:table-cell>
        </table:table-row>
        <table:table-row>
          <table:table-cell table:style-name="Table1.A2" office:value-type="string">
            <text:p text:style-name="P164">including <text:span text:style-name="T60">those</text:span> in the form practical training</text:p>
          </table:table-cell>
          <table:table-cell table:style-name="Table1.A2" office:value-type="string">
            <text:p text:style-name="P173">8</text:p>
          </table:table-cell>
          <table:table-cell table:style-name="Table1.A2" office:value-type="string">
            <text:p text:style-name="P173">2</text:p>
          </table:table-cell>
          <table:table-cell table:style-name="Table1.A2" office:value-type="string">
            <text:p text:style-name="P173">2</text:p>
          </table:table-cell>
          <table:table-cell table:style-name="Table1.A2" office:value-type="string">
            <text:p text:style-name="P173">2</text:p>
          </table:table-cell>
          <table:table-cell table:style-name="Table1.F2" office:value-type="string">
            <text:p text:style-name="P173">2</text:p>
          </table:table-cell>
        </table:table-row>
        <table:table-row>
          <table:table-cell table:style-name="Table1.A2" office:value-type="string">
            <text:p text:style-name="P156">Self-preparation for the exam<text:span text:style-name="T8"> (SP)</text:span></text:p>
          </table:table-cell>
          <table:table-cell table:style-name="Table1.A2" office:value-type="string">
            <text:p text:style-name="P155"/>
          </table:table-cell>
          <table:table-cell table:style-name="Table1.A2" office:value-type="string">
            <text:p text:style-name="P155">0</text:p>
          </table:table-cell>
          <table:table-cell table:style-name="Table1.A2" office:value-type="string">
            <text:p text:style-name="P174">0</text:p>
          </table:table-cell>
          <table:table-cell table:style-name="Table1.A2" office:value-type="string">
            <text:p text:style-name="P174">0</text:p>
          </table:table-cell>
          <table:table-cell table:style-name="Table1.F2" office:value-type="string">
            <text:p text:style-name="P174">0</text:p>
          </table:table-cell>
        </table:table-row>
        <table:table-row>
          <table:table-cell table:style-name="Table1.A2" office:value-type="string">
            <text:p text:style-name="P165">including <text:span text:style-name="T60">those</text:span> in the form practical training</text:p>
          </table:table-cell>
          <table:table-cell table:style-name="Table1.A2" office:value-type="string">
            <text:p text:style-name="P167"/>
          </table:table-cell>
          <table:table-cell table:style-name="Table1.A2" office:value-type="string">
            <text:p text:style-name="P175">0</text:p>
          </table:table-cell>
          <table:table-cell table:style-name="Table1.A2" office:value-type="string">
            <text:p text:style-name="P175">0</text:p>
          </table:table-cell>
          <table:table-cell table:style-name="Table1.A2" office:value-type="string">
            <text:p text:style-name="P175">0</text:p>
          </table:table-cell>
          <table:table-cell table:style-name="Table1.F2" office:value-type="string">
            <text:p text:style-name="P175">0</text:p>
          </table:table-cell>
        </table:table-row>
        <table:table-row>
          <table:table-cell table:style-name="Table1.A2" office:value-type="string">
            <text:p text:style-name="P156">Independent work</text:p>
          </table:table-cell>
          <table:table-cell table:style-name="Table1.A2" office:value-type="string">
            <text:p text:style-name="P176">684</text:p>
          </table:table-cell>
          <table:table-cell table:style-name="Table1.A2" office:value-type="string">
            <text:p text:style-name="P176">198</text:p>
          </table:table-cell>
          <table:table-cell table:style-name="Table1.A2" office:value-type="string">
            <text:p text:style-name="P176">216</text:p>
          </table:table-cell>
          <table:table-cell table:style-name="Table1.A2" office:value-type="string">
            <text:p text:style-name="P176">126</text:p>
          </table:table-cell>
          <table:table-cell table:style-name="Table1.F2" office:value-type="string">
            <text:p text:style-name="P176">144</text:p>
          </table:table-cell>
        </table:table-row>
        <table:table-row>
          <table:table-cell table:style-name="Table1.A2" office:value-type="string">
            <text:p text:style-name="P166">including <text:span text:style-name="T60">those</text:span> in the form practical training</text:p>
          </table:table-cell>
          <table:table-cell table:style-name="Table1.A2" office:value-type="string">
            <text:p text:style-name="P177">684</text:p>
          </table:table-cell>
          <table:table-cell table:style-name="Table1.A2" office:value-type="string">
            <text:p text:style-name="P177">198</text:p>
          </table:table-cell>
          <table:table-cell table:style-name="Table1.A2" office:value-type="string">
            <text:p text:style-name="P177">216</text:p>
          </table:table-cell>
          <table:table-cell table:style-name="Table1.A2" office:value-type="string">
            <text:p text:style-name="P177">126</text:p>
          </table:table-cell>
          <table:table-cell table:style-name="Table1.F2" office:value-type="string">
            <text:p text:style-name="P177">144</text:p>
          </table:table-cell>
        </table:table-row>
        <table:table-row>
          <table:table-cell table:style-name="Table1.A2" office:value-type="string">
            <text:p text:style-name="P152">Type of intermediate <text:span text:style-name="T7">attestation</text:span><text:span text:style-name="T61">:</text:span><text:span text:style-name="T27"> (T - test, T</text:span><text:span text:style-name="T28">G</text:span><text:span text:style-name="T27"> - test with </text:span><text:span text:style-name="T28">grade</text:span><text:span text:style-name="T27">, E - exam)</text:span></text:p>
          </table:table-cell>
          <table:table-cell table:style-name="Table1.A2" office:value-type="string">
            <text:p text:style-name="P154"/>
          </table:table-cell>
          <table:table-cell table:style-name="Table1.A2" office:value-type="string">
            <text:p text:style-name="P178">T<text:span text:style-name="T62">G</text:span></text:p>
          </table:table-cell>
          <table:table-cell table:style-name="Table1.A2" office:value-type="string">
            <text:p text:style-name="P178">T<text:span text:style-name="T62">G</text:span></text:p>
          </table:table-cell>
          <table:table-cell table:style-name="Table1.A2" office:value-type="string">
            <text:p text:style-name="P178">T<text:span text:style-name="T62">G</text:span></text:p>
          </table:table-cell>
          <table:table-cell table:style-name="Table1.F2" office:value-type="string">
            <text:p text:style-name="P178">T<text:span text:style-name="T62">G</text:span></text:p>
          </table:table-cell>
        </table:table-row>
        <table:table-row>
          <table:table-cell table:style-name="Table1.A2" office:value-type="string">
            <text:p text:style-name="P151">Total hours:</text:p>
          </table:table-cell>
          <table:table-cell table:style-name="Table1.A2" office:value-type="string">
            <text:p text:style-name="P179">1332</text:p>
          </table:table-cell>
          <table:table-cell table:style-name="Table1.A2" office:value-type="string">
            <text:p text:style-name="P179">360</text:p>
          </table:table-cell>
          <table:table-cell table:style-name="Table1.A2" office:value-type="string">
            <text:p text:style-name="P179">378</text:p>
          </table:table-cell>
          <table:table-cell table:style-name="Table1.A2" office:value-type="string">
            <text:p text:style-name="P179">288</text:p>
          </table:table-cell>
          <table:table-cell table:style-name="Table1.F2" office:value-type="string">
            <text:p text:style-name="P179">306</text:p>
          </table:table-cell>
        </table:table-row>
        <table:table-row>
          <table:table-cell table:style-name="Table1.A2" office:value-type="string">
            <text:p text:style-name="P151">Credits:</text:p>
          </table:table-cell>
          <table:table-cell table:style-name="Table1.A2" office:value-type="string">
            <text:p text:style-name="P179">37</text:p>
          </table:table-cell>
          <table:table-cell table:style-name="Table1.A2" office:value-type="string">
            <text:p text:style-name="P179">10</text:p>
          </table:table-cell>
          <table:table-cell table:style-name="Table1.A2" office:value-type="string">
            <text:p text:style-name="P179">10.5</text:p>
          </table:table-cell>
          <table:table-cell table:style-name="Table1.A2" office:value-type="string">
            <text:p text:style-name="P179">8</text:p>
          </table:table-cell>
          <table:table-cell table:style-name="Table1.F2" office:value-type="string">
            <text:p text:style-name="P179">8.5</text:p>
          </table:table-cell>
        </table:table-row>
      </table:table>
      <text:p text:style-name="P183"><text:span text:style-name="T21">1 credit</text:span><text:span text:style-name="T16"> </text:span><text:span text:style-name="T21">= 36 academic hours.</text:span></text:p>
      <text:p text:style-name="P184"/>
      <text:p text:style-name="P5">2<text:span text:style-name="T63">. Contents of the discipline (module)</text:span></text:p>
      <text:p text:style-name="P9">2.1 Sections of the discipline (module)</text:p>
      <text:p text:style-name="P10"/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3.A1" office:value-type="string">
              <text:p text:style-name="P28">Se<text:span text:style-name="T64">ction</text:span></text:p>
            </table:table-cell>
            <table:table-cell table:style-name="Table3.B1" office:value-type="string">
              <text:p text:style-name="P145">Section name</text:p>
            </table:table-cell>
          </table:table-row>
        </table:table-header-rows>
        <table:table-row>
          <table:table-cell table:style-name="Table3.A2" office:value-type="string">
            <text:p text:style-name="P82">1</text:p>
          </table:table-cell>
          <table:table-cell table:style-name="Table3.B2" office:value-type="string">
            <text:p text:style-name="P35"><text:span text:style-name="T65">Project</text:span> of a small building, which is built <text:span text:style-name="T65">as</text:span> <text:span text:style-name="T65">a </text:span>combination of a main large hall-type space and several subordinate spaces (club, business club, nightclub-disco, children's club, media library, etc.).</text:p>
          </table:table-cell>
        </table:table-row>
        <table:table-row>
          <table:table-cell table:style-name="Table3.A2" office:value-type="string">
            <text:p text:style-name="P135">2</text:p>
          </table:table-cell>
          <table:table-cell table:style-name="Table3.B2" office:value-type="string">
            <text:p text:style-name="P35"><text:span text:style-name="T67">Project</text:span> of an industrial technological object in a specific urban environment, based on a volumetric-spatial design solution (garage for N-number of cars, fire station, service station, etc.).</text:p>
          </table:table-cell>
        </table:table-row>
        <table:table-row>
          <table:table-cell table:style-name="Table3.A2" office:value-type="string">
            <text:p text:style-name="P136">3</text:p>
          </table:table-cell>
          <table:table-cell table:style-name="Table3.B2" office:value-type="string">
            <text:p text:style-name="P35"><text:span text:style-name="T67">Project</text:span> of a modular mid-rise building for a <text:span text:style-name="T66">set</text:span> purpose in a specific urban planning environment (residential building, residential building for special types of families, etc.).</text:p>
          </table:table-cell>
        </table:table-row>
        <table:table-row>
          <table:table-cell table:style-name="Table3.A2" office:value-type="string">
            <text:p text:style-name="P137">4</text:p>
          </table:table-cell>
          <table:table-cell table:style-name="Table3.B2" office:value-type="string">
            <text:p text:style-name="P35"><text:span text:style-name="T67">Project</text:span> of a small residential <text:span text:style-name="T67">formation</text:span> (work<text:span text:style-name="T67">ers'</text:span> village, village in rural area, <text:span text:style-name="T67">tourist cottage complex</text:span>, special-purpose village, etc.).</text:p>
          </table:table-cell>
        </table:table-row>
        <table:table-row>
          <table:table-cell table:style-name="Table3.A2" office:value-type="string">
            <text:p text:style-name="P138">5</text:p>
          </table:table-cell>
          <table:table-cell table:style-name="Table3.B2" office:value-type="string">
            <text:p text:style-name="P35"><text:span text:style-name="T68">Project</text:span> of a large <text:span text:style-name="T68">small</text:span>-cell structure building in combination with large volume<text:span text:style-name="T68"> spaces</text:span> in a specific urban environment (general education school, special purpose school, boarding school, hospital, sanatorium and rehabilitation center, etc.).</text:p>
          </table:table-cell>
        </table:table-row>
        <table:table-row table:style-name="Table3.7">
          <table:table-cell table:style-name="Table3.A2" office:value-type="string">
            <text:p text:style-name="P139">6</text:p>
          </table:table-cell>
          <table:table-cell table:style-name="Table3.B2" office:value-type="string">
            <text:p text:style-name="P35"><text:span text:style-name="T69">Project</text:span> of a hall-type building <text:span text:style-name="T69">with</text:span> <text:span text:style-name="T69">constant </text:span>flow of visitors (museum, exhibition complex, special-purpose gallery, etc.)</text:p>
          </table:table-cell>
        </table:table-row>
        <table:table-row table:style-name="Table3.7">
          <table:table-cell table:style-name="Table3.A2" office:value-type="string">
            <text:p text:style-name="P140">7</text:p>
          </table:table-cell>
          <table:table-cell table:style-name="Table3.B2" office:value-type="string">
            <text:p text:style-name="P35"><text:span text:style-name="T70">Project</text:span> of <text:span text:style-name="T71">a </text:span><text:span text:style-name="T70">district development </text:span>in dense urban area (neighborhood in a large, largest or medium-sized city).</text:p>
          </table:table-cell>
        </table:table-row>
        <table:table-row table:style-name="Table3.7">
          <table:table-cell table:style-name="Table3.A2" office:value-type="string">
            <text:p text:style-name="P141">8</text:p>
          </table:table-cell>
          <table:table-cell table:style-name="Table3.B2" office:value-type="string">
            <text:p text:style-name="P35"><text:span text:style-name="T72">Project</text:span> of a multi-storey residential building as a modular volumetric-spatial object that meets a set of special requirements.</text:p>
          </table:table-cell>
        </table:table-row>
      </table:table>
      <text:p text:style-name="P11"/>
      <text:p text:style-name="P11">2.<text:span text:style-name="T73">2</text:span> <text:span text:style-name="T73">Contents</text:span> of the discipline (module)</text:p>
      <text:p text:style-name="P8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header-rows>
          <table:table-row>
            <table:table-cell table:style-name="Table4.A1" office:value-type="string">
              <text:p text:style-name="P146">Seme‑ster</text:p>
            </table:table-cell>
            <table:table-cell table:style-name="Table4.A1" office:value-type="string">
              <text:p text:style-name="P146">Secti‑on</text:p>
            </table:table-cell>
            <table:table-cell table:style-name="Table4.A1" office:value-type="string">
              <text:p text:style-name="P29">Topic</text:p>
            </table:table-cell>
            <table:table-cell table:style-name="Table4.D1" office:value-type="string">
              <text:p text:style-name="P147">Stages and <text:span text:style-name="T77">tasks</text:span></text:p>
            </table:table-cell>
          </table:table-row>
        </table:table-header-rows>
        <table:table-row>
          <table:table-cell table:style-name="Table4.A2" office:value-type="string">
            <text:p text:style-name="P142">5</text:p>
          </table:table-cell>
          <table:table-cell table:style-name="Table4.A2" office:value-type="string">
            <text:p text:style-name="P83">1</text:p>
          </table:table-cell>
          <table:table-cell table:style-name="Table4.A2" office:value-type="string">
            <text:p text:style-name="P36"><text:span text:style-name="T65">Project</text:span> of a small building, which is built <text:span text:style-name="T65">as</text:span> <text:span text:style-name="T65">a </text:span>combination of a main large hall-type space and several subordinate spaces (club, business club, nightclub-disco, children's club, media library, etc.).</text:p>
          </table:table-cell>
          <table:table-cell table:style-name="Table4.D2" office:value-type="string">
            <text:p text:style-name="P107">Stage<text:span text:style-name="T106"> 1</text:span>: Sketch - the <text:span text:style-name="T77">conceptual</text:span><text:span text:style-name="T74"> </text:span>idea of <text:span text:style-name="T74">the </text:span>building in<text:span text:style-name="T74"> the surrounding </text:span>environment.</text:p>
            <text:p text:style-name="P107"><text:span text:style-name="T77">Task</text:span>: Architectural approval<text:span text:style-name="T74"> of the idea</text:span> of a building with a combined hall and<text:span text:style-name="T74"> </text:span><text:span text:style-name="T75">small spaces</text:span> structure.</text:p>
            <text:p text:style-name="P107">Stage<text:span text:style-name="T106"> 2</text:span>: Sketch with assessment - volumetric<text:span text:style-name="T76"> </text:span>spatial solution of the building.</text:p>
            <text:p text:style-name="P107"><text:span text:style-name="T77">Task</text:span>: De<text:span text:style-name="T91">sign</text:span> <text:span text:style-name="T91">the</text:span> architecture<text:span text:style-name="T77"> of the building</text:span> according to</text:p>
            <text:p text:style-name="P107">approved conceptual idea. <text:span text:style-name="T77">Technical </text:span>drawings: plans, <text:span text:style-name="T77">elevations</text:span>, <text:span text:style-name="T77">cross-</text:span>sections, <text:span text:style-name="T78">site</text:span> plan.</text:p>
            <text:p text:style-name="P107">Stage<text:span text:style-name="T106"> 3</text:span><text:span text:style-name="T79">:</text:span> <text:span text:style-name="T79">Results</text:span> of the project.</text:p>
            <text:p text:style-name="P107"><text:span text:style-name="T79">Task</text:span>: Finalization and <text:span text:style-name="T79">presentation</text:span> of the project taking<text:span text:style-name="T79"> </text:span>into account<text:span text:style-name="T80"> the comments</text:span>.</text:p>
            <text:p text:style-name="P107">Stage<text:span text:style-name="T106"> 4</text:span> - Interior.</text:p>
            <text:p text:style-name="P107">Question: Development of the interior (selectively) of a space (one of the <text:span text:style-name="T81">spaces</text:span>) of <text:span text:style-name="T81">the</text:span> building that demonstrates an architectural idea.</text:p>
          </table:table-cell>
        </table:table-row>
        <table:table-row>
          <table:table-cell table:style-name="Table4.A2" office:value-type="string">
            <text:p text:style-name="P142">5</text:p>
          </table:table-cell>
          <table:table-cell table:style-name="Table4.A2" office:value-type="string">
            <text:p text:style-name="P142">2</text:p>
          </table:table-cell>
          <table:table-cell table:style-name="Table4.A2" office:value-type="string">
            <text:p text:style-name="P37"><text:span text:style-name="T67">Project</text:span> of an industrial technological object in a specific urban environment, based on a volumetric-spatial design solution (garage for N-number of cars, fire station, service station, etc.).</text:p>
          </table:table-cell>
          <table:table-cell table:style-name="Table4.D2" office:value-type="string">
            <text:p text:style-name="P108">Stage<text:span text:style-name="T107"> 1</text:span>: Sketch - the idea of <text:span text:style-name="T74">the </text:span><text:span text:style-name="T82">spacial solution for the </text:span>building in<text:span text:style-name="T74"> the surrounding </text:span><text:span text:style-name="T82">urban </text:span>environment.</text:p>
            <text:p text:style-name="P108"><text:span text:style-name="T77">Task</text:span>: Approval<text:span text:style-name="T74"> of the </text:span><text:span text:style-name="T83">image</text:span> of <text:span text:style-name="T83">the</text:span> building <text:span text:style-name="T83">in urban environment</text:span>.</text:p>
            <text:p text:style-name="P109">Stage<text:span text:style-name="T107"> 2</text:span>: Sketch with assessment - volumetric<text:span text:style-name="T76"> </text:span>spatial solution of the building.</text:p>
            <text:p text:style-name="P143">Task<text:span text:style-name="T84">1</text:span>: D<text:span text:style-name="T91">esign</text:span> the architecture of the building reflecting the technological process. <text:span text:style-name="T92">Technical</text:span> drawings: plans, elevations, cross-sections, site plan, urban development plans.</text:p>
            <text:p text:style-name="P144">Task 2: Development of the construction project with</text:p>
            <text:p text:style-name="P144">the participation of a consulting engineer.</text:p>
            <text:p text:style-name="P110">Stage<text:span text:style-name="T107"> 3</text:span><text:span text:style-name="T79">:</text:span> <text:span text:style-name="T79">Results</text:span> of the project.</text:p>
            <text:p text:style-name="P110"><text:span text:style-name="T79">Task</text:span>: <text:span text:style-name="T85">Corrections, improvements</text:span> and <text:span text:style-name="T79">presentation</text:span> of the project<text:span text:style-name="T86"> taking into consideration comments received</text:span><text:span text:style-name="T87"> during assessment of the sketch</text:span>.</text:p>
          </table:table-cell>
        </table:table-row>
        <text:soft-page-break/>
        <table:table-row>
          <table:table-cell table:style-name="Table4.A2" office:value-type="string">
            <text:p text:style-name="P192">6</text:p>
          </table:table-cell>
          <table:table-cell table:style-name="Table4.A2" office:value-type="string">
            <text:p text:style-name="P192">3</text:p>
          </table:table-cell>
          <table:table-cell table:style-name="Table4.A2" office:value-type="string">
            <text:p text:style-name="P185"><text:span text:style-name="T67">Project</text:span> of a modular mid-rise building for a <text:span text:style-name="T66">set</text:span> purpose in a specific urban planning environment (residential building, residential building for special types of families, etc.).</text:p>
          </table:table-cell>
          <table:table-cell table:style-name="Table4.D2" office:value-type="string">
            <text:p text:style-name="P191">Stage<text:span text:style-name="T108"> 1</text:span>: Sketch - the <text:span text:style-name="T77">conceptual</text:span><text:span text:style-name="T74"> </text:span>idea of <text:span text:style-name="T74">the </text:span>building<text:span text:style-name="T88">.</text:span></text:p>
            <text:p text:style-name="P193">Task: Approval of the architectural image of a modular building with residential cells in an urban environment.</text:p>
            <text:p text:style-name="P194">Stage<text:span text:style-name="T108"> 2</text:span>: A sketch of a volumetric-spatial soluti<text:span text:style-name="T90">on</text:span> of the building.</text:p>
            <text:p text:style-name="P195">Task 1: Design of the architecture of a mid-rise residential building. Technical drawings: plans, elevations, cross-sections, site plan, urban development plan.</text:p>
            <text:p text:style-name="P196">Task 2: Planning the structure of the residential spaces of the house from the point of view of demographic composition.</text:p>
            <text:p text:style-name="P198">Task 3: Checking compliance with insolation standards for residential cells.</text:p>
            <text:p text:style-name="P200">Stage<text:span text:style-name="T108"> 3</text:span>: Project presentation.</text:p>
            <text:p text:style-name="P200">Task: <text:span text:style-name="T85">Corrections, improvements</text:span><text:span text:style-name="T94"> and </text:span><text:span text:style-name="T79">presentation</text:span><text:span text:style-name="T94"> of the project</text:span><text:span text:style-name="T86"> taking into consideration </text:span>feedback collected <text:span text:style-name="T95">after</text:span><text:span text:style-name="T96"> initial sketch.</text:span></text:p>
          </table:table-cell>
        </table:table-row>
        <table:table-row>
          <table:table-cell table:style-name="Table4.A2" office:value-type="string">
            <text:p text:style-name="P204">6</text:p>
          </table:table-cell>
          <table:table-cell table:style-name="Table4.A2" office:value-type="string">
            <text:p text:style-name="P204">4</text:p>
          </table:table-cell>
          <table:table-cell table:style-name="Table4.A2" office:value-type="string">
            <text:p text:style-name="P186"><text:span text:style-name="T67">Project</text:span> of a small residential <text:span text:style-name="T67">formation</text:span> (work<text:span text:style-name="T67">ers'</text:span> village, village in rural area, <text:span text:style-name="T67">tourist cottage complex</text:span>, special-purpose village, etc.).</text:p>
          </table:table-cell>
          <table:table-cell table:style-name="Table4.D2" office:value-type="string">
            <text:p text:style-name="P205">Stage 1: A <text:span text:style-name="T97">conceptual </text:span>sketch of the layout of the village.</text:p>
            <text:p text:style-name="P206">Task: Development of a settlement taking into account the analysis of the local urban environment: <text:span text:style-name="T98">development of </text:span>transport and functional schemes.</text:p>
            <text:p text:style-name="P207">Stage 2: Spacial plan of the village buildings.</text:p>
            <text:p text:style-name="P208">Task 1: Create an <text:span text:style-name="T100">conceptual </text:span>architectural model of the village, technical drawings.</text:p>
            <text:p text:style-name="P209">Task 2: Design <text:span text:style-name="T101">of </text:span>the types of buildings and panoramic views.</text:p>
            <text:p text:style-name="P210">Task 3: Design of the layout of the village.<text:span text:style-name="T102"> Technical drawings: geographic location plan, site plan, urban plans, fragment of a built-up area, panoramic drawings</text:span><text:span text:style-name="T104"> or</text:span><text:span text:style-name="T103"> elevations.</text:span></text:p>
            <text:p text:style-name="P211">Stage 3: Presentation of the project.</text:p>
            <text:p text:style-name="P211">Task: <text:span text:style-name="T85">Corrections, improvements</text:span><text:span text:style-name="T94"> and </text:span><text:span text:style-name="T79">presentation</text:span><text:span text:style-name="T94"> of the project</text:span><text:span text:style-name="T86"> </text:span>with supporting drawings and plans, with a set of standard designs for houses and panoramic views, <text:span text:style-name="T86">taking into consideration </text:span><text:span text:style-name="T93">feedback collected </text:span><text:span text:style-name="T95">after</text:span><text:span text:style-name="T96"> initial sketch.</text:span></text:p>
          </table:table-cell>
        </table:table-row>
        <table:table-row>
          <table:table-cell table:style-name="Table4.A2" office:value-type="string">
            <text:p text:style-name="P212">7</text:p>
          </table:table-cell>
          <table:table-cell table:style-name="Table4.A2" office:value-type="string">
            <text:p text:style-name="P212">5</text:p>
          </table:table-cell>
          <table:table-cell table:style-name="Table4.A2" office:value-type="string">
            <text:p text:style-name="P187"><text:span text:style-name="T68">Project</text:span> of a large <text:span text:style-name="T68">small</text:span>-cell structure building in combination with large volume<text:span text:style-name="T68"> spaces</text:span> in a specific urban environment (general education school, special purpose school, boarding school, hospital, sanatorium and rehabilitation center, etc.).</text:p>
          </table:table-cell>
          <table:table-cell table:style-name="Table4.D2" office:value-type="string">
            <text:p text:style-name="P213">Stage 1: <text:span text:style-name="T94">Sketch - the idea of </text:span><text:span text:style-name="T74">the </text:span><text:span text:style-name="T82">spacial solution for the </text:span><text:span text:style-name="T94">building in</text:span><text:span text:style-name="T74"> the surrounding </text:span><text:span text:style-name="T82">urban </text:span><text:span text:style-name="T94">environment.</text:span></text:p>
            <text:p text:style-name="P214">Task 1: Analysis of the surrounding urban environment.</text:p>
            <text:p text:style-name="P214">Task 2: Corrections/modifications of the plan according to the results of functional and location analyses.</text:p>
            <text:p text:style-name="P215">Stage 2: Sketch of a large building consist<text:span text:style-name="T110">ing</text:span> of small 'cells'<text:span text:style-name="T109"> designed for the required urban environment</text:span>.</text:p>
            <text:p text:style-name="P216">Task: <text:span text:style-name="T92">Design of the architecture of a </text:span><text:span text:style-name="T68">small</text:span><text:span text:style-name="T111">-cell structure building in combination with large volume</text:span><text:span text:style-name="T68"> spaces</text:span><text:span text:style-name="T92">. Technical drawings: plans, elevations, cross-sections, site plan, urban development plan</text:span><text:span text:style-name="T112">s</text:span><text:span text:style-name="T92">.</text:span></text:p>
            <text:p text:style-name="P217">Stage 3: <text:span text:style-name="T105">Presentation of the project.</text:span></text:p>
            <text:p text:style-name="P201"><text:span text:style-name="T115">Task: </text:span><text:span text:style-name="T85">Corrections, improvements</text:span><text:span text:style-name="T94"> and </text:span><text:span text:style-name="T113">final </text:span><text:span text:style-name="T79">presentation</text:span><text:span text:style-name="T94"> of the project</text:span><text:span text:style-name="T86"> taking into consideration </text:span><text:span text:style-name="T113">the </text:span>feedback collected<text:span text:style-name="T113"> after initial presentation</text:span><text:span text:style-name="T96">.</text:span></text:p>
          </table:table-cell>
        </table:table-row>
        <table:table-row>
          <table:table-cell table:style-name="Table4.A2" office:value-type="string">
            <text:p text:style-name="P218">7</text:p>
          </table:table-cell>
          <table:table-cell table:style-name="Table4.A2" office:value-type="string">
            <text:p text:style-name="P218">6</text:p>
          </table:table-cell>
          <table:table-cell table:style-name="Table4.A2" office:value-type="string">
            <text:p text:style-name="P188"><text:span text:style-name="T69">Project</text:span> of a hall-type building <text:span text:style-name="T69">with</text:span> <text:span text:style-name="T69">constant </text:span>flow of visitors (museum, exhibition complex, special-purpose gallery, etc.)</text:p>
          </table:table-cell>
          <table:table-cell table:style-name="Table4.D2" office:value-type="string">
            <text:p text:style-name="P219">Stage 1: <text:span text:style-name="T94">Sketch - the idea of </text:span><text:span text:style-name="T74">the </text:span><text:span text:style-name="T82">spacial solution for the </text:span><text:span text:style-name="T94">building.</text:span></text:p>
            <text:p text:style-name="P220">Task: Create an architectural idea and a cultural image for the specific urban environment.</text:p>
            <text:p text:style-name="P221">Stage 2: Sketch of the hall-type building. <text:span text:style-name="T92">Technical drawings: plans, elevations, cross-sections, site plan, urban development plan</text:span><text:span text:style-name="T112">s</text:span>, 3-D pictures<text:span text:style-name="T92">.</text:span></text:p>
            <text:p text:style-name="P222">Task: Reflect in the architecture the artistic image of the purpose of the building and identify patterns of the flow of visitors.</text:p>
            <text:p text:style-name="P223">Stage 3: <text:span text:style-name="T105">Presentation of the project.</text:span></text:p>
            <text:p text:style-name="P202"><text:span text:style-name="T115">Task: </text:span><text:span text:style-name="T127">Presentation of the c</text:span><text:span text:style-name="T85">orrect</text:span><text:span text:style-name="T127">ed and</text:span><text:span text:style-name="T85"> improve</text:span><text:span text:style-name="T127">d</text:span><text:span text:style-name="T94"> project</text:span><text:span text:style-name="T86"> </text:span><text:soft-page-break/><text:span text:style-name="T86">taking into consideration </text:span><text:span text:style-name="T113">the </text:span>feedback collected<text:span text:style-name="T113"> after initial presentation</text:span><text:span text:style-name="T96">.</text:span></text:p>
          </table:table-cell>
        </table:table-row>
        <table:table-row>
          <table:table-cell table:style-name="Table4.A2" office:value-type="string">
            <text:p text:style-name="P224">8</text:p>
          </table:table-cell>
          <table:table-cell table:style-name="Table4.A2" office:value-type="string">
            <text:p text:style-name="P224">7</text:p>
          </table:table-cell>
          <table:table-cell table:style-name="Table4.A2" office:value-type="string">
            <text:p text:style-name="P189"><text:span text:style-name="T70">Project</text:span> of <text:span text:style-name="T71">a </text:span><text:span text:style-name="T70">district development </text:span>in dense urban area (neighborhood in a large, largest or medium-sized city).</text:p>
          </table:table-cell>
          <table:table-cell table:style-name="Table4.D2" office:value-type="string">
            <text:p text:style-name="P225">Stage 1: Sketch - the idea of <text:span text:style-name="T116">the</text:span> development of <text:span text:style-name="T117">an </text:span>"inter-avenue" <text:span text:style-name="T119">neighborhood</text:span> - an area between main avenues of a city.</text:p>
            <text:p text:style-name="P226">Task: Development of an urban multifunctional environment <text:span text:style-name="T118">with</text:span> analysis of the current urban planning situation; development of transport and functional schemes.</text:p>
            <text:p text:style-name="P227">Stage 2: <text:span text:style-name="T114">Sketch </text:span>of a s<text:span text:style-name="T99">pacial plan of the </text:span>neighborhood<text:span text:style-name="T99">.</text:span></text:p>
            <text:p text:style-name="P228">Task 1: <text:span text:style-name="T120">Create an architectural model and technical drawings - plans</text:span><text:span text:style-name="T121"> etc</text:span><text:span text:style-name="T120">.</text:span></text:p>
            <text:p text:style-name="P229">Task 2: <text:span text:style-name="T100">Design the </text:span>standard <text:span text:style-name="T100">types of buildings and panoramic views.</text:span></text:p>
            <text:p text:style-name="P230">Task 3: Design the layout of the neighborhoo<text:span text:style-name="T122">d. T</text:span><text:span text:style-name="T102">echnical drawings: geographic location plan, site plan, urban plans, fragment of a built-up area</text:span><text:span text:style-name="T123"> and landscaping</text:span><text:span text:style-name="T102">, panoramic drawings</text:span><text:span text:style-name="T104"> or</text:span><text:span text:style-name="T103"> </text:span><text:span text:style-name="T124">panoramic </text:span><text:span text:style-name="T103">elevations.</text:span></text:p>
            <text:p text:style-name="P231">Stage 3: <text:span text:style-name="T105">Presentation of the project.</text:span></text:p>
            <text:p text:style-name="P231">Task: Present the completed project with drawings and diagrams that help understand the project ideas, images, representing a fragment of the neighborhood and panoramic views with corrections and updates based on comments and feedback after the initial sketch.</text:p>
          </table:table-cell>
        </table:table-row>
        <table:table-row>
          <table:table-cell table:style-name="Table4.A2" office:value-type="string">
            <text:p text:style-name="P233">8</text:p>
          </table:table-cell>
          <table:table-cell table:style-name="Table4.A2" office:value-type="string">
            <text:p text:style-name="P233">8</text:p>
          </table:table-cell>
          <table:table-cell table:style-name="Table4.A2" office:value-type="string">
            <text:p text:style-name="P190"><text:span text:style-name="T72">Project</text:span> of a multi-storey residential building as a modular volumetric-spatial object that meets a set of special requirements.</text:p>
          </table:table-cell>
          <table:table-cell table:style-name="Table4.D2" office:value-type="string">
            <text:p text:style-name="P234">Stage 1: <text:span text:style-name="T94">Sketch - the idea of </text:span><text:span text:style-name="T74">the </text:span><text:span text:style-name="T82">spacial solution for the </text:span><text:span text:style-name="T94">building.</text:span></text:p>
            <text:p text:style-name="P234">Task: Approval of the architectural image of a high-rise modular building with residential cells in an urban environment.</text:p>
            <text:p text:style-name="P235">Stage 2: A<text:span text:style-name="T89"> sketch of a volumetric-spatial soluti</text:span><text:span text:style-name="T90">on</text:span><text:span text:style-name="T89"> of the building.</text:span></text:p>
            <text:p text:style-name="P236">Task 1: <text:span text:style-name="T92">Design</text:span><text:span text:style-name="T125"> of</text:span><text:span text:style-name="T92"> the architecture of a </text:span>multi<text:span text:style-name="T92">-</text:span>storey<text:span text:style-name="T92"> residential building. Technical drawings: plans, elevations, cross-sections, site plan, urban development plan.</text:span></text:p>
            <text:p text:style-name="P197">Task 2: Planning the structure of the residential spaces of the house from the point of view of demographic composition<text:span text:style-name="T125"> of residents</text:span>.</text:p>
            <text:p text:style-name="P199">Task 3: Checking compliance with insolation standards for residential cells.</text:p>
            <text:p text:style-name="P237">Task 4: Architecture of the building must take into account engineering requirements of a multi-storey building.</text:p>
            <text:p text:style-name="P238">Task <text:span text:style-name="T126">5</text:span>: Development of the construction project with</text:p>
            <text:p text:style-name="P238">the participation of a consulting engineer.</text:p>
            <text:p text:style-name="P232">Stage 3: <text:span text:style-name="T105">Presentation of the project.</text:span></text:p>
            <text:p text:style-name="P203"><text:span text:style-name="T115">Task: </text:span><text:span text:style-name="T127">Presentation of the c</text:span><text:span text:style-name="T85">orrect</text:span><text:span text:style-name="T127">ed and</text:span><text:span text:style-name="T85"> improve</text:span><text:span text:style-name="T127">d</text:span><text:span text:style-name="T94"> project</text:span><text:span text:style-name="T86"> taking into consideration </text:span><text:span text:style-name="T113">the </text:span>feedback collected<text:span text:style-name="T113"> after initial presentation</text:span><text:span text:style-name="T96">.</text:span></text:p>
          </table:table-cell>
        </table:table-row>
      </table:table>
      <text:p text:style-name="P7"/>
      <text:p text:style-name="P7"/>
      <text:p text:style-name="P7"/>
      <text:p text:style-name="P7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A"/>
        <table:table-column table:style-name="Table2.B"/>
        <table:table-column table:style-name="Table2.A"/>
        <table:table-column table:style-name="Table2.I"/>
        <table:table-header-rows>
          <table:table-row>
            <table:table-cell table:style-name="Table2.A1" office:value-type="string">
              <text:p text:style-name="P27">Se‑<text:line-break/>mes‑<text:line-break/>ter</text:p>
            </table:table-cell>
            <table:table-cell table:style-name="Table2.A1" office:value-type="string">
              <text:p text:style-name="P27">Sub‑<text:line-break/>mo‑<text:line-break/>dule</text:p>
            </table:table-cell>
            <table:table-cell table:style-name="Table2.A1" office:value-type="string">
              <text:p text:style-name="P27">Topic</text:p>
            </table:table-cell>
            <table:table-cell table:style-name="Table2.A1" office:value-type="string">
              <text:p text:style-name="P30">LEC</text:p>
            </table:table-cell>
            <table:table-cell table:style-name="Table2.A1" office:value-type="string">
              <text:p text:style-name="P27">P<text:span text:style-name="T9">R</text:span></text:p>
            </table:table-cell>
            <table:table-cell table:style-name="Table2.A1" office:value-type="string">
              <text:p text:style-name="P27">G<text:span text:style-name="T9">R</text:span></text:p>
            </table:table-cell>
            <table:table-cell table:style-name="Table2.A1" office:value-type="string">
              <text:p text:style-name="P27">A<text:span text:style-name="T9">T</text:span></text:p>
            </table:table-cell>
            <table:table-cell table:style-name="Table2.A1" office:value-type="string">
              <text:p text:style-name="P27">SP</text:p>
            </table:table-cell>
            <table:table-cell table:style-name="Table2.I1" office:value-type="string">
              <text:p text:style-name="P27">Total<text:line-break/>hours</text:p>
            </table:table-cell>
          </table:table-row>
        </table:table-header-rows>
        <table:table-row>
          <table:table-cell table:style-name="Table2.A2" office:value-type="string">
            <text:p text:style-name="P81">1</text:p>
          </table:table-cell>
          <table:table-cell table:style-name="Table2.A2" office:value-type="string">
            <text:p text:style-name="P81">1</text:p>
          </table:table-cell>
          <table:table-cell table:style-name="Table2.A2" office:value-type="string">
            <text:p text:style-name="P33">Section 1. Introductory lecture. <text:span text:style-name="T29">The essence</text:span> of the profession and types of specialization. The place of architecture in world culture.</text:p>
          </table:table-cell>
          <table:table-cell table:style-name="Table2.A2" office:value-type="string">
            <text:p text:style-name="P85">2</text:p>
          </table:table-cell>
          <table:table-cell table:style-name="Table2.A2" office:value-type="string">
            <text:p text:style-name="P34"/>
          </table:table-cell>
          <table:table-cell table:style-name="Table2.A2" office:value-type="string">
            <text:p text:style-name="P46"/>
          </table:table-cell>
          <table:table-cell table:style-name="Table2.A2" office:value-type="string">
            <text:p text:style-name="P25"/>
          </table:table-cell>
          <table:table-cell table:style-name="Table2.A2" office:value-type="string">
            <text:p text:style-name="P46"/>
          </table:table-cell>
          <table:table-cell table:style-name="Table2.I2" office:value-type="string">
            <text:p text:style-name="P106">0</text:p>
          </table:table-cell>
        </table:table-row>
        <table:table-row>
          <table:table-cell table:style-name="Table2.A2" office:value-type="string">
            <text:p text:style-name="P81">1</text:p>
          </table:table-cell>
          <table:table-cell table:style-name="Table2.A2" office:value-type="string">
            <text:p text:style-name="P81">1</text:p>
          </table:table-cell>
          <table:table-cell table:style-name="Table2.A2" office:value-type="string">
            <text:p text:style-name="P19">Natural origins and foundations of architecture. Architectural metrics and human morphology</text:p>
          </table:table-cell>
          <table:table-cell table:style-name="Table2.A2" office:value-type="string">
            <text:p text:style-name="P86">2</text:p>
          </table:table-cell>
          <table:table-cell table:style-name="Table2.A2" office:value-type="string">
            <text:p text:style-name="P34"/>
          </table:table-cell>
          <table:table-cell table:style-name="Table2.A2" office:value-type="string">
            <text:p text:style-name="P47"/>
          </table:table-cell>
          <table:table-cell table:style-name="Table2.A2" office:value-type="string">
            <text:p text:style-name="P25"/>
          </table:table-cell>
          <table:table-cell table:style-name="Table2.A2" office:value-type="string">
            <text:p text:style-name="P47"/>
          </table:table-cell>
          <table:table-cell table:style-name="Table2.I2" office:value-type="string">
            <text:p text:style-name="P86">2</text:p>
          </table:table-cell>
        </table:table-row>
        <text:soft-page-break/>
        <table:table-row>
          <table:table-cell table:style-name="Table2.A2" office:value-type="string">
            <text:p text:style-name="P81">1</text:p>
          </table:table-cell>
          <table:table-cell table:style-name="Table2.A2" office:value-type="string">
            <text:p text:style-name="P81">1</text:p>
          </table:table-cell>
          <table:table-cell table:style-name="Table2.A2" office:value-type="string">
            <text:p text:style-name="P19">Natural origins and foundations of architecture. Historical process of development of construction technologies</text:p>
          </table:table-cell>
          <table:table-cell table:style-name="Table2.A2" office:value-type="string">
            <text:p text:style-name="P87">2</text:p>
          </table:table-cell>
          <table:table-cell table:style-name="Table2.A2" office:value-type="string">
            <text:p text:style-name="P34"/>
          </table:table-cell>
          <table:table-cell table:style-name="Table2.A2" office:value-type="string">
            <text:p text:style-name="P48"/>
          </table:table-cell>
          <table:table-cell table:style-name="Table2.A2" office:value-type="string">
            <text:p text:style-name="P25"/>
          </table:table-cell>
          <table:table-cell table:style-name="Table2.A2" office:value-type="string">
            <text:p text:style-name="P48"/>
          </table:table-cell>
          <table:table-cell table:style-name="Table2.I2" office:value-type="string">
            <text:p text:style-name="P87">2</text:p>
          </table:table-cell>
        </table:table-row>
        <table:table-row>
          <table:table-cell table:style-name="Table2.A2" office:value-type="string">
            <text:p text:style-name="P81">1</text:p>
          </table:table-cell>
          <table:table-cell table:style-name="Table2.A2" office:value-type="string">
            <text:p text:style-name="P81">1</text:p>
          </table:table-cell>
          <table:table-cell table:style-name="Table2.A2" office:value-type="string">
            <text:p text:style-name="P19">Basic natural factors as means of constructing architecture and as means of visually representing the laws of nature. Sun<text:span text:style-name="T30"> Theme.</text:span></text:p>
          </table:table-cell>
          <table:table-cell table:style-name="Table2.A2" office:value-type="string">
            <text:p text:style-name="P88">2</text:p>
          </table:table-cell>
          <table:table-cell table:style-name="Table2.A2" office:value-type="string">
            <text:p text:style-name="P38"/>
          </table:table-cell>
          <table:table-cell table:style-name="Table2.A2" office:value-type="string">
            <text:p text:style-name="P49"/>
          </table:table-cell>
          <table:table-cell table:style-name="Table2.A2" office:value-type="string">
            <text:p text:style-name="P25"/>
          </table:table-cell>
          <table:table-cell table:style-name="Table2.A2" office:value-type="string">
            <text:p text:style-name="P49"/>
          </table:table-cell>
          <table:table-cell table:style-name="Table2.I2" office:value-type="string">
            <text:p text:style-name="P88">2</text:p>
          </table:table-cell>
        </table:table-row>
        <table:table-row>
          <table:table-cell table:style-name="Table2.A2" office:value-type="string">
            <text:p text:style-name="P81">1</text:p>
          </table:table-cell>
          <table:table-cell table:style-name="Table2.A2" office:value-type="string">
            <text:p text:style-name="P81">1</text:p>
          </table:table-cell>
          <table:table-cell table:style-name="Table2.A2" office:value-type="string">
            <text:p text:style-name="P89">Basic natural factors as means of constructing architecture and as means of visually representing the laws of nature. <text:span text:style-name="T31">Water</text:span><text:span text:style-name="T30"> Theme.</text:span></text:p>
          </table:table-cell>
          <table:table-cell table:style-name="Table2.A2" office:value-type="string">
            <text:p text:style-name="P90">2</text:p>
          </table:table-cell>
          <table:table-cell table:style-name="Table2.A2" office:value-type="string">
            <text:p text:style-name="P39"/>
          </table:table-cell>
          <table:table-cell table:style-name="Table2.A2" office:value-type="string">
            <text:p text:style-name="P50"/>
          </table:table-cell>
          <table:table-cell table:style-name="Table2.A2" office:value-type="string">
            <text:p text:style-name="P25"/>
          </table:table-cell>
          <table:table-cell table:style-name="Table2.A2" office:value-type="string">
            <text:p text:style-name="P50"/>
          </table:table-cell>
          <table:table-cell table:style-name="Table2.I2" office:value-type="string">
            <text:p text:style-name="P90">2</text:p>
          </table:table-cell>
        </table:table-row>
        <table:table-row>
          <table:table-cell table:style-name="Table2.A2" office:value-type="string">
            <text:p text:style-name="P81">1</text:p>
          </table:table-cell>
          <table:table-cell table:style-name="Table2.A2" office:value-type="string">
            <text:p text:style-name="P81">1</text:p>
          </table:table-cell>
          <table:table-cell table:style-name="Table2.A2" office:value-type="string">
            <text:p text:style-name="P91">Basic natural factors as means of constructing architecture and as means of visually representing the laws of nature. <text:span text:style-name="T32">Time</text:span><text:span text:style-name="T30"> Theme.</text:span></text:p>
          </table:table-cell>
          <table:table-cell table:style-name="Table2.A2" office:value-type="string">
            <text:p text:style-name="P92">2</text:p>
          </table:table-cell>
          <table:table-cell table:style-name="Table2.A2" office:value-type="string">
            <text:p text:style-name="P40"/>
          </table:table-cell>
          <table:table-cell table:style-name="Table2.A2" office:value-type="string">
            <text:p text:style-name="P51"/>
          </table:table-cell>
          <table:table-cell table:style-name="Table2.A2" office:value-type="string">
            <text:p text:style-name="P31"/>
          </table:table-cell>
          <table:table-cell table:style-name="Table2.A2" office:value-type="string">
            <text:p text:style-name="P51"/>
          </table:table-cell>
          <table:table-cell table:style-name="Table2.I2" office:value-type="string">
            <text:p text:style-name="P92">2</text:p>
          </table:table-cell>
        </table:table-row>
        <table:table-row>
          <table:table-cell table:style-name="Table2.A2" office:value-type="string">
            <text:p text:style-name="P81">1</text:p>
          </table:table-cell>
          <table:table-cell table:style-name="Table2.A2" office:value-type="string">
            <text:p text:style-name="P81">1</text:p>
          </table:table-cell>
          <table:table-cell table:style-name="Table2.A2" office:value-type="string">
            <text:p text:style-name="P93">Architectural space. Physical properties.<text:span text:style-name="T33"> </text:span>Perception of space. The space of creation and the space of communication. Their interaction in architecture, urban planning and culture.</text:p>
          </table:table-cell>
          <table:table-cell table:style-name="Table2.A2" office:value-type="string">
            <text:p text:style-name="P94">2</text:p>
          </table:table-cell>
          <table:table-cell table:style-name="Table2.A2" office:value-type="string">
            <text:p text:style-name="P41"/>
          </table:table-cell>
          <table:table-cell table:style-name="Table2.A2" office:value-type="string">
            <text:p text:style-name="P52"/>
          </table:table-cell>
          <table:table-cell table:style-name="Table2.A2" office:value-type="string">
            <text:p text:style-name="P31"/>
          </table:table-cell>
          <table:table-cell table:style-name="Table2.A2" office:value-type="string">
            <text:p text:style-name="P52"/>
          </table:table-cell>
          <table:table-cell table:style-name="Table2.I2" office:value-type="string">
            <text:p text:style-name="P94">2</text:p>
          </table:table-cell>
        </table:table-row>
        <table:table-row>
          <table:table-cell table:style-name="Table2.A2" office:value-type="string">
            <text:p text:style-name="P81">1</text:p>
          </table:table-cell>
          <table:table-cell table:style-name="Table2.A2" office:value-type="string">
            <text:p text:style-name="P81">1</text:p>
          </table:table-cell>
          <table:table-cell table:style-name="Table2.A2" office:value-type="string">
            <text:p text:style-name="P53">Architect<text:span text:style-name="T34"> as </text:span>organizer of <text:span text:style-name="T34">construction</text:span> and <text:span text:style-name="T34">evolution</text:span> of space for human and social life</text:p>
          </table:table-cell>
          <table:table-cell table:style-name="Table2.A2" office:value-type="string">
            <text:p text:style-name="P95">2</text:p>
          </table:table-cell>
          <table:table-cell table:style-name="Table2.A2" office:value-type="string">
            <text:p text:style-name="P26"/>
          </table:table-cell>
          <table:table-cell table:style-name="Table2.A2" office:value-type="string">
            <text:p text:style-name="P54"/>
          </table:table-cell>
          <table:table-cell table:style-name="Table2.A2" office:value-type="string">
            <text:p text:style-name="P31"/>
          </table:table-cell>
          <table:table-cell table:style-name="Table2.A2" office:value-type="string">
            <text:p text:style-name="P95">1</text:p>
          </table:table-cell>
          <table:table-cell table:style-name="Table2.I2" office:value-type="string">
            <text:p text:style-name="P95">3</text:p>
          </table:table-cell>
        </table:table-row>
        <table:table-row>
          <table:table-cell table:style-name="Table2.A2" office:value-type="string">
            <text:p text:style-name="P81">1</text:p>
          </table:table-cell>
          <table:table-cell table:style-name="Table2.A2" office:value-type="string">
            <text:p text:style-name="P81">1</text:p>
          </table:table-cell>
          <table:table-cell table:style-name="Table2.A2" office:value-type="string">
            <text:p text:style-name="P55">Organization of the space of a human home</text:p>
          </table:table-cell>
          <table:table-cell table:style-name="Table2.A2" office:value-type="string">
            <text:p text:style-name="P96">2</text:p>
          </table:table-cell>
          <table:table-cell table:style-name="Table2.A2" office:value-type="string">
            <text:p text:style-name="P26"/>
          </table:table-cell>
          <table:table-cell table:style-name="Table2.A2" office:value-type="string">
            <text:p text:style-name="P56"/>
          </table:table-cell>
          <table:table-cell table:style-name="Table2.A2" office:value-type="string">
            <text:p text:style-name="P31"/>
          </table:table-cell>
          <table:table-cell table:style-name="Table2.A2" office:value-type="string">
            <text:p text:style-name="P56"/>
          </table:table-cell>
          <table:table-cell table:style-name="Table2.I2" office:value-type="string">
            <text:p text:style-name="P96">2</text:p>
          </table:table-cell>
        </table:table-row>
        <table:table-row>
          <table:table-cell table:style-name="Table2.A2" office:value-type="string">
            <text:p text:style-name="P81">1</text:p>
          </table:table-cell>
          <table:table-cell table:style-name="Table2.A2" office:value-type="string">
            <text:p text:style-name="P81">1</text:p>
          </table:table-cell>
          <table:table-cell table:style-name="Table2.A2" office:value-type="string">
            <text:p text:style-name="P57">Organization of the space of a <text:span text:style-name="T35">public building</text:span></text:p>
          </table:table-cell>
          <table:table-cell table:style-name="Table2.A2" office:value-type="string">
            <text:p text:style-name="P97">2</text:p>
          </table:table-cell>
          <table:table-cell table:style-name="Table2.A2" office:value-type="string">
            <text:p text:style-name="P26"/>
          </table:table-cell>
          <table:table-cell table:style-name="Table2.A2" office:value-type="string">
            <text:p text:style-name="P58"/>
          </table:table-cell>
          <table:table-cell table:style-name="Table2.A2" office:value-type="string">
            <text:p text:style-name="P31"/>
          </table:table-cell>
          <table:table-cell table:style-name="Table2.A2" office:value-type="string">
            <text:p text:style-name="P58"/>
          </table:table-cell>
          <table:table-cell table:style-name="Table2.I2" office:value-type="string">
            <text:p text:style-name="P97">2</text:p>
          </table:table-cell>
        </table:table-row>
        <table:table-row>
          <table:table-cell table:style-name="Table2.A2" office:value-type="string">
            <text:p text:style-name="P81">1</text:p>
          </table:table-cell>
          <table:table-cell table:style-name="Table2.A2" office:value-type="string">
            <text:p text:style-name="P81">1</text:p>
          </table:table-cell>
          <table:table-cell table:style-name="Table2.A2" office:value-type="string">
            <text:p text:style-name="P19">Organization of the space of religious structures</text:p>
          </table:table-cell>
          <table:table-cell table:style-name="Table2.A2" office:value-type="string">
            <text:p text:style-name="P98">2</text:p>
          </table:table-cell>
          <table:table-cell table:style-name="Table2.A2" office:value-type="string">
            <text:p text:style-name="P26"/>
          </table:table-cell>
          <table:table-cell table:style-name="Table2.A2" office:value-type="string">
            <text:p text:style-name="P59"/>
          </table:table-cell>
          <table:table-cell table:style-name="Table2.A2" office:value-type="string">
            <text:p text:style-name="P31"/>
          </table:table-cell>
          <table:table-cell table:style-name="Table2.A2" office:value-type="string">
            <text:p text:style-name="P59"/>
          </table:table-cell>
          <table:table-cell table:style-name="Table2.I2" office:value-type="string">
            <text:p text:style-name="P98">2</text:p>
          </table:table-cell>
        </table:table-row>
        <table:table-row>
          <table:table-cell table:style-name="Table2.A2" office:value-type="string">
            <text:p text:style-name="P81">1</text:p>
          </table:table-cell>
          <table:table-cell table:style-name="Table2.A2" office:value-type="string">
            <text:p text:style-name="P81">1</text:p>
          </table:table-cell>
          <table:table-cell table:style-name="Table2.A2" office:value-type="string">
            <text:p text:style-name="P19">Organization of open public space</text:p>
          </table:table-cell>
          <table:table-cell table:style-name="Table2.A2" office:value-type="string">
            <text:p text:style-name="P99">2</text:p>
          </table:table-cell>
          <table:table-cell table:style-name="Table2.A2" office:value-type="string">
            <text:p text:style-name="P26"/>
          </table:table-cell>
          <table:table-cell table:style-name="Table2.A2" office:value-type="string">
            <text:p text:style-name="P60"/>
          </table:table-cell>
          <table:table-cell table:style-name="Table2.A2" office:value-type="string">
            <text:p text:style-name="P31"/>
          </table:table-cell>
          <table:table-cell table:style-name="Table2.A2" office:value-type="string">
            <text:p text:style-name="P60"/>
          </table:table-cell>
          <table:table-cell table:style-name="Table2.I2" office:value-type="string">
            <text:p text:style-name="P99">2</text:p>
          </table:table-cell>
        </table:table-row>
        <table:table-row>
          <table:table-cell table:style-name="Table2.A2" office:value-type="string">
            <text:p text:style-name="P81">1</text:p>
          </table:table-cell>
          <table:table-cell table:style-name="Table2.A2" office:value-type="string">
            <text:p text:style-name="P81">1</text:p>
          </table:table-cell>
          <table:table-cell table:style-name="Table2.A2" office:value-type="string">
            <text:p text:style-name="P19">Communication function and architectural space.</text:p>
          </table:table-cell>
          <table:table-cell table:style-name="Table2.A2" office:value-type="string">
            <text:p text:style-name="P100">2</text:p>
          </table:table-cell>
          <table:table-cell table:style-name="Table2.A2" office:value-type="string">
            <text:p text:style-name="P26"/>
          </table:table-cell>
          <table:table-cell table:style-name="Table2.A2" office:value-type="string">
            <text:p text:style-name="P61"/>
          </table:table-cell>
          <table:table-cell table:style-name="Table2.A2" office:value-type="string">
            <text:p text:style-name="P61"/>
          </table:table-cell>
          <table:table-cell table:style-name="Table2.A2" office:value-type="string">
            <text:p text:style-name="P61"/>
          </table:table-cell>
          <table:table-cell table:style-name="Table2.I2" office:value-type="string">
            <text:p text:style-name="P100">2</text:p>
          </table:table-cell>
        </table:table-row>
        <table:table-row>
          <table:table-cell table:style-name="Table2.A2" office:value-type="string">
            <text:p text:style-name="P104">1</text:p>
          </table:table-cell>
          <table:table-cell table:style-name="Table2.A2" office:value-type="string">
            <text:p text:style-name="P104">1</text:p>
          </table:table-cell>
          <table:table-cell table:style-name="Table2.A2" office:value-type="string">
            <text:p text:style-name="P19">Communication function. Three main forms of communicative function. Spatial deployment of communication structures.</text:p>
          </table:table-cell>
          <table:table-cell table:style-name="Table2.A2" office:value-type="string">
            <text:p text:style-name="P105">2</text:p>
          </table:table-cell>
          <table:table-cell table:style-name="Table2.A2" office:value-type="string">
            <text:p text:style-name="P26"/>
          </table:table-cell>
          <table:table-cell table:style-name="Table2.A2" office:value-type="string">
            <text:p text:style-name="P61"/>
          </table:table-cell>
          <table:table-cell table:style-name="Table2.A2" office:value-type="string">
            <text:p text:style-name="P84"/>
          </table:table-cell>
          <table:table-cell table:style-name="Table2.A2" office:value-type="string">
            <text:p text:style-name="P105">1</text:p>
          </table:table-cell>
          <table:table-cell table:style-name="Table2.I2" office:value-type="string">
            <text:p text:style-name="P105">3</text:p>
          </table:table-cell>
        </table:table-row>
        <table:table-row>
          <table:table-cell table:style-name="Table2.A2" office:value-type="string">
            <text:p text:style-name="P81">1</text:p>
          </table:table-cell>
          <table:table-cell table:style-name="Table2.A2" office:value-type="string">
            <text:p text:style-name="P81">1</text:p>
          </table:table-cell>
          <table:table-cell table:style-name="Table2.A2" office:value-type="string">
            <text:p text:style-name="P19">Human settlement. <text:span text:style-name="T36">A r</text:span>egular <text:span text:style-name="T36">town</text:span>.</text:p>
          </table:table-cell>
          <table:table-cell table:style-name="Table2.A2" office:value-type="string">
            <text:p text:style-name="P101">2</text:p>
          </table:table-cell>
          <table:table-cell table:style-name="Table2.A2" office:value-type="string">
            <text:p text:style-name="P26"/>
          </table:table-cell>
          <table:table-cell table:style-name="Table2.A2" office:value-type="string">
            <text:p text:style-name="P61"/>
          </table:table-cell>
          <table:table-cell table:style-name="Table2.A2" office:value-type="string">
            <text:p text:style-name="P84"/>
          </table:table-cell>
          <table:table-cell table:style-name="Table2.A2" office:value-type="string">
            <text:p text:style-name="P84"/>
          </table:table-cell>
          <table:table-cell table:style-name="Table2.I2" office:value-type="string">
            <text:p text:style-name="P101">2</text:p>
          </table:table-cell>
        </table:table-row>
        <table:table-row>
          <table:table-cell table:style-name="Table2.A2" office:value-type="string">
            <text:p text:style-name="P81">1</text:p>
          </table:table-cell>
          <table:table-cell table:style-name="Table2.A2" office:value-type="string">
            <text:p text:style-name="P81">1</text:p>
          </table:table-cell>
          <table:table-cell table:style-name="Table2.A2" office:value-type="string">
            <text:p text:style-name="P19">Natural <text:span text:style-name="T37">town</text:span>. Spatial <text:span text:style-name="T39">organization</text:span> of a natural Russian <text:span text:style-name="T37">town</text:span>. The <text:span text:style-name="T37">town</text:span> presents itself to the outside world.</text:p>
          </table:table-cell>
          <table:table-cell table:style-name="Table2.A2" office:value-type="string">
            <text:p text:style-name="P102">2</text:p>
          </table:table-cell>
          <table:table-cell table:style-name="Table2.A2" office:value-type="string">
            <text:p text:style-name="P26"/>
          </table:table-cell>
          <table:table-cell table:style-name="Table2.A2" office:value-type="string">
            <text:p text:style-name="P61"/>
          </table:table-cell>
          <table:table-cell table:style-name="Table2.A2" office:value-type="string">
            <text:p text:style-name="P84"/>
          </table:table-cell>
          <table:table-cell table:style-name="Table2.A2" office:value-type="string">
            <text:p text:style-name="P84"/>
          </table:table-cell>
          <table:table-cell table:style-name="Table2.I2" office:value-type="string">
            <text:p text:style-name="P102">2</text:p>
          </table:table-cell>
        </table:table-row>
        <table:table-row>
          <table:table-cell table:style-name="Table2.A2" office:value-type="string">
            <text:p text:style-name="P81">1</text:p>
          </table:table-cell>
          <table:table-cell table:style-name="Table2.A2" office:value-type="string">
            <text:p text:style-name="P81">1</text:p>
          </table:table-cell>
          <table:table-cell table:style-name="Table2.A2" office:value-type="string">
            <text:p text:style-name="P19">Architecture in the context of culture. Social and legal status of <text:span text:style-name="T38">an</text:span> architect.</text:p>
          </table:table-cell>
          <table:table-cell table:style-name="Table2.A2" office:value-type="string">
            <text:p text:style-name="P103">2</text:p>
          </table:table-cell>
          <table:table-cell table:style-name="Table2.A2" office:value-type="string">
            <text:p text:style-name="P26"/>
          </table:table-cell>
          <table:table-cell table:style-name="Table2.A2" office:value-type="string">
            <text:p text:style-name="P61"/>
          </table:table-cell>
          <table:table-cell table:style-name="Table2.A2" office:value-type="string">
            <text:p text:style-name="P103">2</text:p>
          </table:table-cell>
          <table:table-cell table:style-name="Table2.A2" office:value-type="string">
            <text:p text:style-name="P84"/>
          </table:table-cell>
          <table:table-cell table:style-name="Table2.I2" office:value-type="string">
            <text:p text:style-name="P103">4</text:p>
          </table:table-cell>
        </table:table-row>
        <table:table-row>
          <table:table-cell table:style-name="Table2.A2" table:number-columns-spanned="8" office:value-type="string">
            <text:p text:style-name="P20">Total in semester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I2" office:value-type="string">
            <text:p text:style-name="P23">36</text:p>
          </table:table-cell>
        </table:table-row>
        <table:table-row>
          <table:table-cell table:style-name="Table2.A2" office:value-type="string">
            <text:p text:style-name="P111">9</text:p>
          </table:table-cell>
          <table:table-cell table:style-name="Table2.A2" office:value-type="string">
            <text:p text:style-name="P111">2</text:p>
          </table:table-cell>
          <table:table-cell table:style-name="Table2.A2" office:value-type="string">
            <text:p text:style-name="P19">General concepts and content of architectural and urban planning activities.</text:p>
          </table:table-cell>
          <table:table-cell table:style-name="Table2.A2" office:value-type="string">
            <text:p text:style-name="P112">2</text:p>
          </table:table-cell>
          <table:table-cell table:style-name="Table2.A2" office:value-type="string">
            <text:p text:style-name="P42"/>
          </table:table-cell>
          <table:table-cell table:style-name="Table2.A2" office:value-type="string">
            <text:p text:style-name="P62"/>
          </table:table-cell>
          <table:table-cell table:style-name="Table2.A2" office:value-type="string">
            <text:p text:style-name="P32"/>
          </table:table-cell>
          <table:table-cell table:style-name="Table2.A2" office:value-type="string">
            <text:p text:style-name="P62"/>
          </table:table-cell>
          <table:table-cell table:style-name="Table2.I2" office:value-type="string">
            <text:p text:style-name="P112">2</text:p>
          </table:table-cell>
        </table:table-row>
        <table:table-row>
          <table:table-cell table:style-name="Table2.A2" office:value-type="string">
            <text:p text:style-name="P111">9</text:p>
          </table:table-cell>
          <table:table-cell table:style-name="Table2.A2" office:value-type="string">
            <text:p text:style-name="P111">2</text:p>
          </table:table-cell>
          <table:table-cell table:style-name="Table2.A2" office:value-type="string">
            <text:p text:style-name="P43">Practical seminar.</text:p>
          </table:table-cell>
          <table:table-cell table:style-name="Table2.A2" office:value-type="string">
            <text:p text:style-name="P71"/>
          </table:table-cell>
          <table:table-cell table:style-name="Table2.A2" office:value-type="string">
            <text:p text:style-name="P44"/>
          </table:table-cell>
          <table:table-cell table:style-name="Table2.A2" office:value-type="string">
            <text:p text:style-name="P113">2</text:p>
          </table:table-cell>
          <table:table-cell table:style-name="Table2.A2" office:value-type="string">
            <text:p text:style-name="P32"/>
          </table:table-cell>
          <table:table-cell table:style-name="Table2.A2" office:value-type="string">
            <text:p text:style-name="P71"/>
          </table:table-cell>
          <table:table-cell table:style-name="Table2.I2" office:value-type="string">
            <text:p text:style-name="P113">2</text:p>
          </table:table-cell>
        </table:table-row>
        <table:table-row>
          <table:table-cell table:style-name="Table2.A2" office:value-type="string">
            <text:p text:style-name="P111">9</text:p>
          </table:table-cell>
          <table:table-cell table:style-name="Table2.A2" office:value-type="string">
            <text:p text:style-name="P111">2</text:p>
          </table:table-cell>
          <table:table-cell table:style-name="Table2.A2" office:value-type="string">
            <text:p text:style-name="P19">The main problems of modern <text:span text:style-name="T40">architectural</text:span> practice</text:p>
          </table:table-cell>
          <table:table-cell table:style-name="Table2.A2" office:value-type="string">
            <text:p text:style-name="P114">2</text:p>
          </table:table-cell>
          <table:table-cell table:style-name="Table2.A2" office:value-type="string">
            <text:p text:style-name="P45"/>
          </table:table-cell>
          <table:table-cell table:style-name="Table2.A2" office:value-type="string">
            <text:p text:style-name="P63"/>
          </table:table-cell>
          <table:table-cell table:style-name="Table2.A2" office:value-type="string">
            <text:p text:style-name="P45"/>
          </table:table-cell>
          <table:table-cell table:style-name="Table2.A2" office:value-type="string">
            <text:p text:style-name="P72"/>
          </table:table-cell>
          <table:table-cell table:style-name="Table2.I2" office:value-type="string">
            <text:p text:style-name="P114">2</text:p>
          </table:table-cell>
        </table:table-row>
        <table:table-row>
          <table:table-cell table:style-name="Table2.A2" office:value-type="string">
            <text:p text:style-name="P111">9</text:p>
          </table:table-cell>
          <table:table-cell table:style-name="Table2.A2" office:value-type="string">
            <text:p text:style-name="P111">2</text:p>
          </table:table-cell>
          <table:table-cell table:style-name="Table2.A2" office:value-type="string">
            <text:p text:style-name="P115">Practical seminar.</text:p>
          </table:table-cell>
          <table:table-cell table:style-name="Table2.A2" office:value-type="string">
            <text:p text:style-name="P73"/>
          </table:table-cell>
          <table:table-cell table:style-name="Table2.A2" office:value-type="string">
            <text:p text:style-name="P45"/>
          </table:table-cell>
          <table:table-cell table:style-name="Table2.A2" office:value-type="string">
            <text:p text:style-name="P116">2</text:p>
          </table:table-cell>
          <table:table-cell table:style-name="Table2.A2" office:value-type="string">
            <text:p text:style-name="P45"/>
          </table:table-cell>
          <table:table-cell table:style-name="Table2.A2" office:value-type="string">
            <text:p text:style-name="P134">1</text:p>
          </table:table-cell>
          <table:table-cell table:style-name="Table2.I2" office:value-type="string">
            <text:p text:style-name="P134">3</text:p>
          </table:table-cell>
        </table:table-row>
        <table:table-row>
          <table:table-cell table:style-name="Table2.A2" office:value-type="string">
            <text:p text:style-name="P111">9</text:p>
          </table:table-cell>
          <table:table-cell table:style-name="Table2.A2" office:value-type="string">
            <text:p text:style-name="P111">2</text:p>
          </table:table-cell>
          <table:table-cell table:style-name="Table2.A2" office:value-type="string">
            <text:p text:style-name="P19">Modern functional and spatial organization of the living environment of <text:span text:style-name="T41">humans</text:span> and society</text:p>
          </table:table-cell>
          <table:table-cell table:style-name="Table2.A2" office:value-type="string">
            <text:p text:style-name="P117">2</text:p>
          </table:table-cell>
          <table:table-cell table:style-name="Table2.A2" office:value-type="string">
            <text:p text:style-name="P45"/>
          </table:table-cell>
          <table:table-cell table:style-name="Table2.A2" office:value-type="string">
            <text:p text:style-name="P64"/>
          </table:table-cell>
          <table:table-cell table:style-name="Table2.A2" office:value-type="string">
            <text:p text:style-name="P45"/>
          </table:table-cell>
          <table:table-cell table:style-name="Table2.A2" office:value-type="string">
            <text:p text:style-name="P74"/>
          </table:table-cell>
          <table:table-cell table:style-name="Table2.I2" office:value-type="string">
            <text:p text:style-name="P117">2</text:p>
          </table:table-cell>
        </table:table-row>
        <table:table-row>
          <table:table-cell table:style-name="Table2.A2" office:value-type="string">
            <text:p text:style-name="P111">9</text:p>
          </table:table-cell>
          <table:table-cell table:style-name="Table2.A2" office:value-type="string">
            <text:p text:style-name="P111">2</text:p>
          </table:table-cell>
          <table:table-cell table:style-name="Table2.A2" office:value-type="string">
            <text:p text:style-name="P118">Practical seminar.</text:p>
          </table:table-cell>
          <table:table-cell table:style-name="Table2.A2" office:value-type="string">
            <text:p text:style-name="P75"/>
          </table:table-cell>
          <table:table-cell table:style-name="Table2.A2" office:value-type="string">
            <text:p text:style-name="P45"/>
          </table:table-cell>
          <table:table-cell table:style-name="Table2.A2" office:value-type="string">
            <text:p text:style-name="P119">2</text:p>
          </table:table-cell>
          <table:table-cell table:style-name="Table2.A2" office:value-type="string">
            <text:p text:style-name="P45"/>
          </table:table-cell>
          <table:table-cell table:style-name="Table2.A2" office:value-type="string">
            <text:p text:style-name="P134">1</text:p>
          </table:table-cell>
          <table:table-cell table:style-name="Table2.I2" office:value-type="string">
            <text:p text:style-name="P134">3</text:p>
          </table:table-cell>
        </table:table-row>
        <table:table-row>
          <table:table-cell table:style-name="Table2.A2" office:value-type="string">
            <text:p text:style-name="P111">9</text:p>
          </table:table-cell>
          <table:table-cell table:style-name="Table2.A2" office:value-type="string">
            <text:p text:style-name="P111">2</text:p>
          </table:table-cell>
          <table:table-cell table:style-name="Table2.A2" office:value-type="string">
            <text:p text:style-name="P65">Modern problems of architecture, urban planning, design in the context of cultural, social, economic and technological aspects of the <text:span text:style-name="T42">evolution</text:span> of society. <text:span text:style-name="T43">P</text:span>art<text:span text:style-name="T43"> 1</text:span></text:p>
          </table:table-cell>
          <table:table-cell table:style-name="Table2.A2" office:value-type="string">
            <text:p text:style-name="P120">2</text:p>
          </table:table-cell>
          <table:table-cell table:style-name="Table2.A2" office:value-type="string">
            <text:p text:style-name="P45"/>
          </table:table-cell>
          <table:table-cell table:style-name="Table2.A2" office:value-type="string">
            <text:p text:style-name="P67"/>
          </table:table-cell>
          <table:table-cell table:style-name="Table2.A2" office:value-type="string">
            <text:p text:style-name="P45"/>
          </table:table-cell>
          <table:table-cell table:style-name="Table2.A2" office:value-type="string">
            <text:p text:style-name="P76"/>
          </table:table-cell>
          <table:table-cell table:style-name="Table2.I2" office:value-type="string">
            <text:p text:style-name="P120">2</text:p>
          </table:table-cell>
        </table:table-row>
        <table:table-row>
          <table:table-cell table:style-name="Table2.A2" office:value-type="string">
            <text:p text:style-name="P111">9</text:p>
          </table:table-cell>
          <table:table-cell table:style-name="Table2.A2" office:value-type="string">
            <text:p text:style-name="P111">2</text:p>
          </table:table-cell>
          <table:table-cell table:style-name="Table2.A2" office:value-type="string">
            <text:p text:style-name="P121">Practical seminar.</text:p>
          </table:table-cell>
          <table:table-cell table:style-name="Table2.A2" office:value-type="string">
            <text:p text:style-name="P77"/>
          </table:table-cell>
          <table:table-cell table:style-name="Table2.A2" office:value-type="string">
            <text:p text:style-name="P45"/>
          </table:table-cell>
          <table:table-cell table:style-name="Table2.A2" office:value-type="string">
            <text:p text:style-name="P122">2</text:p>
          </table:table-cell>
          <table:table-cell table:style-name="Table2.A2" office:value-type="string">
            <text:p text:style-name="P45"/>
          </table:table-cell>
          <table:table-cell table:style-name="Table2.A2" office:value-type="string">
            <text:p text:style-name="P77"/>
          </table:table-cell>
          <table:table-cell table:style-name="Table2.I2" office:value-type="string">
            <text:p text:style-name="P122">2</text:p>
          </table:table-cell>
        </table:table-row>
        <table:table-row>
          <table:table-cell table:style-name="Table2.A2" office:value-type="string">
            <text:p text:style-name="P111">9</text:p>
          </table:table-cell>
          <table:table-cell table:style-name="Table2.A2" office:value-type="string">
            <text:p text:style-name="P111">2</text:p>
          </table:table-cell>
          <table:table-cell table:style-name="Table2.A2" office:value-type="string">
            <text:p text:style-name="P66">Modern problems of architecture, urban planning, design in the context of cultural, social, economic and technological aspects of the <text:span text:style-name="T42">evolution</text:span> of society. <text:span text:style-name="T43">Part 2</text:span></text:p>
          </table:table-cell>
          <table:table-cell table:style-name="Table2.A2" office:value-type="string">
            <text:p text:style-name="P123">2</text:p>
          </table:table-cell>
          <table:table-cell table:style-name="Table2.A2" office:value-type="string">
            <text:p text:style-name="P45"/>
          </table:table-cell>
          <table:table-cell table:style-name="Table2.A2" office:value-type="string">
            <text:p text:style-name="P68"/>
          </table:table-cell>
          <table:table-cell table:style-name="Table2.A2" office:value-type="string">
            <text:p text:style-name="P68"/>
          </table:table-cell>
          <table:table-cell table:style-name="Table2.A2" office:value-type="string">
            <text:p text:style-name="P78"/>
          </table:table-cell>
          <table:table-cell table:style-name="Table2.I2" office:value-type="string">
            <text:p text:style-name="P123">2</text:p>
          </table:table-cell>
        </table:table-row>
        <table:table-row>
          <table:table-cell table:style-name="Table2.A2" office:value-type="string">
            <text:p text:style-name="P111">9</text:p>
          </table:table-cell>
          <table:table-cell table:style-name="Table2.A2" office:value-type="string">
            <text:p text:style-name="P111">2</text:p>
          </table:table-cell>
          <table:table-cell table:style-name="Table2.A2" office:value-type="string">
            <text:p text:style-name="P124">Practical seminar.</text:p>
          </table:table-cell>
          <table:table-cell table:style-name="Table2.A2" office:value-type="string">
            <text:p text:style-name="P79"/>
          </table:table-cell>
          <table:table-cell table:style-name="Table2.A2" office:value-type="string">
            <text:p text:style-name="P45"/>
          </table:table-cell>
          <table:table-cell table:style-name="Table2.A2" office:value-type="string">
            <text:p text:style-name="P125">2</text:p>
          </table:table-cell>
          <table:table-cell table:style-name="Table2.A2" office:value-type="string">
            <text:p text:style-name="P70"/>
          </table:table-cell>
          <table:table-cell table:style-name="Table2.A2" office:value-type="string">
            <text:p text:style-name="P134">1</text:p>
          </table:table-cell>
          <table:table-cell table:style-name="Table2.I2" office:value-type="string">
            <text:p text:style-name="P134">3</text:p>
          </table:table-cell>
        </table:table-row>
        <table:table-row>
          <table:table-cell table:style-name="Table2.A2" office:value-type="string">
            <text:p text:style-name="P111">9</text:p>
          </table:table-cell>
          <table:table-cell table:style-name="Table2.A2" office:value-type="string">
            <text:p text:style-name="P111">2</text:p>
          </table:table-cell>
          <table:table-cell table:style-name="Table2.A2" office:value-type="string">
            <text:p text:style-name="P69">Social significance of the profession<text:span text:style-name="T44"> of architect</text:span>.</text:p>
          </table:table-cell>
          <table:table-cell table:style-name="Table2.A2" office:value-type="string">
            <text:p text:style-name="P126">2</text:p>
          </table:table-cell>
          <table:table-cell table:style-name="Table2.A2" office:value-type="string">
            <text:p text:style-name="P45"/>
          </table:table-cell>
          <table:table-cell table:style-name="Table2.A2" office:value-type="string">
            <text:p text:style-name="P70"/>
          </table:table-cell>
          <table:table-cell table:style-name="Table2.A2" office:value-type="string">
            <text:p text:style-name="P80"/>
          </table:table-cell>
          <table:table-cell table:style-name="Table2.A2" office:value-type="string">
            <text:p text:style-name="P80"/>
          </table:table-cell>
          <table:table-cell table:style-name="Table2.I2" office:value-type="string">
            <text:p text:style-name="P126">2</text:p>
          </table:table-cell>
        </table:table-row>
        <table:table-row>
          <table:table-cell table:style-name="Table2.A2" office:value-type="string">
            <text:p text:style-name="P111">9</text:p>
          </table:table-cell>
          <table:table-cell table:style-name="Table2.A2" office:value-type="string">
            <text:p text:style-name="P111">2</text:p>
          </table:table-cell>
          <table:table-cell table:style-name="Table2.A2" office:value-type="string">
            <text:p text:style-name="P127">Practical seminar.</text:p>
          </table:table-cell>
          <table:table-cell table:style-name="Table2.A2" office:value-type="string">
            <text:p text:style-name="P80"/>
          </table:table-cell>
          <table:table-cell table:style-name="Table2.A2" office:value-type="string">
            <text:p text:style-name="P45"/>
          </table:table-cell>
          <table:table-cell table:style-name="Table2.A2" office:value-type="string">
            <text:p text:style-name="P128">2</text:p>
          </table:table-cell>
          <table:table-cell table:style-name="Table2.A2" office:value-type="string">
            <text:p text:style-name="P134">1</text:p>
          </table:table-cell>
          <table:table-cell table:style-name="Table2.A2" office:value-type="string">
            <text:p text:style-name="P80"/>
          </table:table-cell>
          <table:table-cell table:style-name="Table2.I2" office:value-type="string">
            <text:p text:style-name="P134">3</text:p>
          </table:table-cell>
        </table:table-row>
        <table:table-row>
          <table:table-cell table:style-name="Table2.A2" office:value-type="string">
            <text:p text:style-name="P111">9</text:p>
          </table:table-cell>
          <table:table-cell table:style-name="Table2.A2" office:value-type="string">
            <text:p text:style-name="P111">2</text:p>
          </table:table-cell>
          <table:table-cell table:style-name="Table2.A2" office:value-type="string">
            <text:p text:style-name="P69">Status of the profession and legal relations in the process of carrying out architectural and urban planning activities, part 1</text:p>
          </table:table-cell>
          <table:table-cell table:style-name="Table2.A2" office:value-type="string">
            <text:p text:style-name="P129">2</text:p>
          </table:table-cell>
          <table:table-cell table:style-name="Table2.A2" office:value-type="string">
            <text:p text:style-name="P45"/>
          </table:table-cell>
          <table:table-cell table:style-name="Table2.A2" office:value-type="string">
            <text:p text:style-name="P70"/>
          </table:table-cell>
          <table:table-cell table:style-name="Table2.A2" office:value-type="string">
            <text:p text:style-name="P80"/>
          </table:table-cell>
          <table:table-cell table:style-name="Table2.A2" office:value-type="string">
            <text:p text:style-name="P80"/>
          </table:table-cell>
          <table:table-cell table:style-name="Table2.I2" office:value-type="string">
            <text:p text:style-name="P129">2</text:p>
          </table:table-cell>
        </table:table-row>
        <table:table-row>
          <table:table-cell table:style-name="Table2.A2" office:value-type="string">
            <text:p text:style-name="P111">9</text:p>
          </table:table-cell>
          <table:table-cell table:style-name="Table2.A2" office:value-type="string">
            <text:p text:style-name="P111">2</text:p>
          </table:table-cell>
          <table:table-cell table:style-name="Table2.A2" office:value-type="string">
            <text:p text:style-name="P130">Practical seminar.</text:p>
          </table:table-cell>
          <table:table-cell table:style-name="Table2.A2" office:value-type="string">
            <text:p text:style-name="P80"/>
          </table:table-cell>
          <table:table-cell table:style-name="Table2.A2" office:value-type="string">
            <text:p text:style-name="P45"/>
          </table:table-cell>
          <table:table-cell table:style-name="Table2.A2" office:value-type="string">
            <text:p text:style-name="P129">2</text:p>
          </table:table-cell>
          <table:table-cell table:style-name="Table2.A2" office:value-type="string">
            <text:p text:style-name="P129">1</text:p>
          </table:table-cell>
          <table:table-cell table:style-name="Table2.A2" office:value-type="string">
            <text:p text:style-name="P80"/>
          </table:table-cell>
          <table:table-cell table:style-name="Table2.I2" office:value-type="string">
            <text:p text:style-name="P129">3</text:p>
          </table:table-cell>
        </table:table-row>
        <table:table-row>
          <table:table-cell table:style-name="Table2.A2" office:value-type="string">
            <text:p text:style-name="P111">9</text:p>
          </table:table-cell>
          <table:table-cell table:style-name="Table2.A2" office:value-type="string">
            <text:p text:style-name="P111">2</text:p>
          </table:table-cell>
          <table:table-cell table:style-name="Table2.A2" office:value-type="string">
            <text:p text:style-name="P69">Status of the profession and legal relations in the process of <text:soft-page-break/>carrying out architectural and urban planning activities, part <text:span text:style-name="T45">2</text:span></text:p>
          </table:table-cell>
          <table:table-cell table:style-name="Table2.A2" office:value-type="string">
            <text:p text:style-name="P131">2</text:p>
          </table:table-cell>
          <table:table-cell table:style-name="Table2.A2" office:value-type="string">
            <text:p text:style-name="P45"/>
          </table:table-cell>
          <table:table-cell table:style-name="Table2.A2" office:value-type="string">
            <text:p text:style-name="P70"/>
          </table:table-cell>
          <table:table-cell table:style-name="Table2.A2" office:value-type="string">
            <text:p text:style-name="P80"/>
          </table:table-cell>
          <table:table-cell table:style-name="Table2.A2" office:value-type="string">
            <text:p text:style-name="P80"/>
          </table:table-cell>
          <table:table-cell table:style-name="Table2.I2" office:value-type="string">
            <text:p text:style-name="P131">2</text:p>
          </table:table-cell>
        </table:table-row>
        <table:table-row>
          <table:table-cell table:style-name="Table2.A2" office:value-type="string">
            <text:p text:style-name="P111">9</text:p>
          </table:table-cell>
          <table:table-cell table:style-name="Table2.A2" office:value-type="string">
            <text:p text:style-name="P111">2</text:p>
          </table:table-cell>
          <table:table-cell table:style-name="Table2.A2" office:value-type="string">
            <text:p text:style-name="P132">Exam</text:p>
          </table:table-cell>
          <table:table-cell table:style-name="Table2.A2" office:value-type="string">
            <text:p text:style-name="P80"/>
          </table:table-cell>
          <table:table-cell table:style-name="Table2.A2" office:value-type="string">
            <text:p text:style-name="P45"/>
          </table:table-cell>
          <table:table-cell table:style-name="Table2.A2" office:value-type="string">
            <text:p text:style-name="P133">2</text:p>
          </table:table-cell>
          <table:table-cell table:style-name="Table2.A2" office:value-type="string">
            <text:p text:style-name="P133">2</text:p>
          </table:table-cell>
          <table:table-cell table:style-name="Table2.A2" office:value-type="string">
            <text:p text:style-name="P80"/>
          </table:table-cell>
          <table:table-cell table:style-name="Table2.I2" office:value-type="string">
            <text:p text:style-name="P133">4</text:p>
          </table:table-cell>
        </table:table-row>
        <table:table-row>
          <table:table-cell table:style-name="Table2.A2" table:number-columns-spanned="8" office:value-type="string">
            <text:p text:style-name="P21">Total in semester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I2" office:value-type="string">
            <text:p text:style-name="P24">40</text:p>
          </table:table-cell>
        </table:table-row>
        <table:table-row>
          <table:table-cell table:style-name="Table2.A2" table:number-columns-spanned="8" office:value-type="string">
            <text:p text:style-name="P22">Total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I2" office:value-type="string">
            <text:p text:style-name="P24">76</text:p>
          </table:table-cell>
        </table:table-row>
      </table:table>
      <text:p text:style-name="P148"/>
      <text:p text:style-name="P148">The <text:span text:style-name="T11">Fund</text:span> of <text:span text:style-name="T11">A</text:span>ssessment <text:span text:style-name="T11">T</text:span>ools is a mandatory section of the Work <text:span text:style-name="T10">P</text:span>rogram of the <text:span text:style-name="T10">D</text:span>iscipline (WPD)<text:span text:style-name="T10"> </text:span>(developed as a separate document).</text:p>
      <text:p text:style-name="P148"/>
      <text:p text:style-name="P148">Note: <text:span text:style-name="T11">The </text:span>Fund of <text:span text:style-name="T11">A</text:span>ssessment <text:span text:style-name="T11">T</text:span>ools - a set of assessment materials<text:span text:style-name="T10"> </text:span>as well as a description of forms and procedures designed to determine the level<text:span text:style-name="T10"> </text:span>of student achievement of established learning outcomes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in" fo:margin-right="0in" fo:margin-top="0in" fo:margin-bottom="0in" style:contextual-spacing="false" fo:line-height="115%" fo:text-indent="0.6in" style:auto-text-indent="false" style:page-number="auto"/>
      <style:text-properties fo:font-size="10pt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 fo:text-align="center" style:justify-single-word="false"/>
      <style:text-properties style:font-name="Liberation Serif1" fo:font-family="'Liberation Serif'" style:font-style-name="Bold" style:font-family-generic="roman" style:font-pitch="variable" fo:font-size="12pt" fo:font-weight="bold" style:font-size-asian="16pt" style:font-weight-asian="bold" style:font-size-complex="16pt" style:font-weight-complex="600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Unifont" style:font-family-asian="Unifont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3T19:40:12.683631180</meta:creation-date>
    <dc:date>2024-06-20T22:21:22.952378315</dc:date>
    <meta:editing-duration>PT18H18M16S</meta:editing-duration>
    <meta:editing-cycles>463</meta:editing-cycles>
    <meta:generator>LibreOffice/7.4.7.2$Linux_X86_64 LibreOffice_project/40$Build-2</meta:generator>
    <meta:document-statistic meta:table-count="4" meta:image-count="0" meta:object-count="0" meta:page-count="8" meta:paragraph-count="432" meta:word-count="2428" meta:character-count="15202" meta:non-whitespace-character-count="13206"/>
  </office:meta>
</office:document-meta>
</file>